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1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000001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54pt" style:font-size-asian="54pt" style:font-size-complex="54pt"/>
    </style:style>
    <style:style style:name="T1" style:family="text">
      <style:text-properties fo:color="#00000a" style:font-name="Liberation Sans2" fo:font-size="12pt" style:font-size-asian="12pt" style:font-name-complex="Liberation Sans2" style:font-size-complex="12pt"/>
    </style:style>
    <style:style style:name="T2" style:family="text">
      <style:text-properties fo:color="#00000a" style:font-name="Liberation Sans2" fo:font-size="12pt" fo:font-weight="bold" style:font-size-asian="12pt" style:font-name-complex="Liberation Sans2" style:font-size-complex="12pt" style:font-weight-complex="bold"/>
    </style:style>
    <style:style style:name="T3" style:family="text">
      <style:text-properties fo:color="#00000a" style:font-name="Liberation Sans2" fo:font-size="10pt" style:font-size-asian="10pt" style:font-name-complex="Liberation Sans2" style:font-size-complex="10pt"/>
    </style:style>
    <style:style style:name="T4" style:family="text">
      <style:text-properties fo:color="#00000a" style:font-name="Liberation Sans2" fo:font-size="10.5pt" style:font-size-asian="10.5pt" style:font-name-complex="Liberation Sans2" style:font-size-complex="10.5pt"/>
    </style:style>
    <style:style style:name="T5" style:family="text">
      <style:text-properties fo:color="#dddddd" style:font-name="Liberation Sans2" fo:font-size="54pt" style:font-size-asian="54pt" style:font-name-complex="Liberation Sans2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945cm" svg:height="0.691cm" svg:x="0.652cm" svg:y="2.468cm" svg:viewBox="0 0 7946 692" draw:points="0,692 7946,692 7946,0 0,0">
          <text:p/>
        </draw:polygon>
        <draw:polygon draw:style-name="gr1" draw:text-style-name="P1" draw:layer="layout" svg:width="11.913cm" svg:height="0.691cm" svg:x="8.597cm" svg:y="2.468cm" svg:viewBox="0 0 11914 692" draw:points="0,692 11914,692 11914,0 0,0">
          <text:p/>
        </draw:polygon>
        <draw:polygon draw:style-name="gr1" draw:text-style-name="P1" draw:layer="layout" svg:width="7.945cm" svg:height="2.23cm" svg:x="0.652cm" svg:y="3.159cm" svg:viewBox="0 0 7946 2231" draw:points="0,2231 7946,2231 7946,0 0,0">
          <text:p/>
        </draw:polygon>
        <draw:polygon draw:style-name="gr1" draw:text-style-name="P1" draw:layer="layout" svg:width="11.913cm" svg:height="2.23cm" svg:x="8.597cm" svg:y="3.159cm" svg:viewBox="0 0 11914 2231" draw:points="0,2231 11914,2231 11914,0 0,0">
          <text:p/>
        </draw:polygon>
        <draw:polygon draw:style-name="gr1" draw:text-style-name="P1" draw:layer="layout" svg:width="7.945cm" svg:height="0.691cm" svg:x="0.652cm" svg:y="5.389cm" svg:viewBox="0 0 7946 692" draw:points="0,692 7946,692 7946,0 0,0">
          <text:p/>
        </draw:polygon>
        <draw:polygon draw:style-name="gr1" draw:text-style-name="P1" draw:layer="layout" svg:width="11.913cm" svg:height="0.691cm" svg:x="8.597cm" svg:y="5.389cm" svg:viewBox="0 0 11914 692" draw:points="0,692 11914,692 11914,0 0,0">
          <text:p/>
        </draw:polygon>
        <draw:polygon draw:style-name="gr1" draw:text-style-name="P1" draw:layer="layout" svg:width="7.945cm" svg:height="1.824cm" svg:x="0.652cm" svg:y="6.08cm" svg:viewBox="0 0 7946 1825" draw:points="0,1825 7946,1825 7946,0 0,0">
          <text:p/>
        </draw:polygon>
        <draw:polygon draw:style-name="gr1" draw:text-style-name="P1" draw:layer="layout" svg:width="11.913cm" svg:height="1.824cm" svg:x="8.597cm" svg:y="6.08cm" svg:viewBox="0 0 11914 1825" draw:points="0,1825 11914,1825 11914,0 0,0">
          <text:p/>
        </draw:polygon>
        <draw:polygon draw:style-name="gr1" draw:text-style-name="P1" draw:layer="layout" svg:width="7.945cm" svg:height="0.691cm" svg:x="0.652cm" svg:y="7.904cm" svg:viewBox="0 0 7946 692" draw:points="0,692 7946,692 7946,0 0,0">
          <text:p/>
        </draw:polygon>
        <draw:polygon draw:style-name="gr1" draw:text-style-name="P1" draw:layer="layout" svg:width="11.913cm" svg:height="0.691cm" svg:x="8.597cm" svg:y="7.904cm" svg:viewBox="0 0 11914 692" draw:points="0,692 11914,692 11914,0 0,0">
          <text:p/>
        </draw:polygon>
        <draw:polygon draw:style-name="gr1" draw:text-style-name="P1" draw:layer="layout" svg:width="7.945cm" svg:height="2.23cm" svg:x="0.652cm" svg:y="8.595cm" svg:viewBox="0 0 7946 2231" draw:points="0,2231 7946,2231 7946,0 0,0">
          <text:p/>
        </draw:polygon>
        <draw:polygon draw:style-name="gr1" draw:text-style-name="P1" draw:layer="layout" svg:width="11.913cm" svg:height="2.23cm" svg:x="8.597cm" svg:y="8.595cm" svg:viewBox="0 0 11914 2231" draw:points="0,2231 11914,2231 11914,0 0,0">
          <text:p/>
        </draw:polygon>
        <draw:polygon draw:style-name="gr1" draw:text-style-name="P1" draw:layer="layout" svg:width="7.945cm" svg:height="0.691cm" svg:x="0.652cm" svg:y="10.825cm" svg:viewBox="0 0 7946 692" draw:points="0,692 7946,692 7946,0 0,0">
          <text:p/>
        </draw:polygon>
        <draw:polygon draw:style-name="gr1" draw:text-style-name="P1" draw:layer="layout" svg:width="11.913cm" svg:height="0.691cm" svg:x="8.597cm" svg:y="10.825cm" svg:viewBox="0 0 11914 692" draw:points="0,692 11914,692 11914,0 0,0">
          <text:p/>
        </draw:polygon>
        <draw:polygon draw:style-name="gr1" draw:text-style-name="P1" draw:layer="layout" svg:width="7.945cm" svg:height="2.23cm" svg:x="0.652cm" svg:y="11.516cm" svg:viewBox="0 0 7946 2231" draw:points="0,2231 7946,2231 7946,0 0,0">
          <text:p/>
        </draw:polygon>
        <draw:polygon draw:style-name="gr1" draw:text-style-name="P1" draw:layer="layout" svg:width="11.913cm" svg:height="2.23cm" svg:x="8.597cm" svg:y="11.516cm" svg:viewBox="0 0 11914 2231" draw:points="0,2231 11914,2231 11914,0 0,0">
          <text:p/>
        </draw:polygon>
        <draw:polygon draw:style-name="gr1" draw:text-style-name="P1" draw:layer="layout" svg:width="7.945cm" svg:height="0.691cm" svg:x="0.652cm" svg:y="13.746cm" svg:viewBox="0 0 7946 692" draw:points="0,692 7946,692 7946,0 0,0">
          <text:p/>
        </draw:polygon>
        <draw:polygon draw:style-name="gr1" draw:text-style-name="P1" draw:layer="layout" svg:width="11.913cm" svg:height="0.691cm" svg:x="8.597cm" svg:y="13.746cm" svg:viewBox="0 0 11914 692" draw:points="0,692 11914,692 11914,0 0,0">
          <text:p/>
        </draw:polygon>
        <draw:polygon draw:style-name="gr1" draw:text-style-name="P1" draw:layer="layout" svg:width="7.945cm" svg:height="1.824cm" svg:x="0.652cm" svg:y="14.437cm" svg:viewBox="0 0 7946 1825" draw:points="0,1825 7946,1825 7946,0 0,0">
          <text:p/>
        </draw:polygon>
        <draw:polygon draw:style-name="gr1" draw:text-style-name="P1" draw:layer="layout" svg:width="11.913cm" svg:height="1.824cm" svg:x="8.597cm" svg:y="14.437cm" svg:viewBox="0 0 11914 1825" draw:points="0,1825 11914,1825 11914,0 0,0">
          <text:p/>
        </draw:polygon>
        <draw:polygon draw:style-name="gr1" draw:text-style-name="P1" draw:layer="layout" svg:width="7.945cm" svg:height="0.692cm" svg:x="0.652cm" svg:y="16.261cm" svg:viewBox="0 0 7946 693" draw:points="0,693 7946,693 7946,0 0,0">
          <text:p/>
        </draw:polygon>
        <draw:polygon draw:style-name="gr1" draw:text-style-name="P1" draw:layer="layout" svg:width="11.913cm" svg:height="0.692cm" svg:x="8.597cm" svg:y="16.261cm" svg:viewBox="0 0 11914 693" draw:points="0,693 11914,693 11914,0 0,0">
          <text:p/>
        </draw:polygon>
        <draw:polygon draw:style-name="gr1" draw:text-style-name="P1" draw:layer="layout" svg:width="7.945cm" svg:height="2.229cm" svg:x="0.652cm" svg:y="16.953cm" svg:viewBox="0 0 7946 2230" draw:points="0,2230 7946,2230 7946,0 0,0">
          <text:p/>
        </draw:polygon>
        <draw:polygon draw:style-name="gr1" draw:text-style-name="P1" draw:layer="layout" svg:width="11.913cm" svg:height="2.229cm" svg:x="8.597cm" svg:y="16.953cm" svg:viewBox="0 0 11914 2230" draw:points="0,2230 11914,2230 11914,0 0,0">
          <text:p/>
        </draw:polygon>
        <draw:polygon draw:style-name="gr1" draw:text-style-name="P1" draw:layer="layout" svg:width="7.945cm" svg:height="0.692cm" svg:x="0.652cm" svg:y="19.182cm" svg:viewBox="0 0 7946 693" draw:points="0,693 7946,693 7946,0 0,0">
          <text:p/>
        </draw:polygon>
        <draw:polygon draw:style-name="gr1" draw:text-style-name="P1" draw:layer="layout" svg:width="11.913cm" svg:height="0.692cm" svg:x="8.597cm" svg:y="19.182cm" svg:viewBox="0 0 11914 693" draw:points="0,693 11914,693 11914,0 0,0">
          <text:p/>
        </draw:polygon>
        <draw:polygon draw:style-name="gr1" draw:text-style-name="P1" draw:layer="layout" svg:width="7.945cm" svg:height="2.272cm" svg:x="0.652cm" svg:y="19.874cm" svg:viewBox="0 0 7946 2273" draw:points="0,2273 7946,2273 7946,0 0,0">
          <text:p/>
        </draw:polygon>
        <draw:polygon draw:style-name="gr1" draw:text-style-name="P1" draw:layer="layout" svg:width="11.913cm" svg:height="2.272cm" svg:x="8.597cm" svg:y="19.874cm" svg:viewBox="0 0 11914 2273" draw:points="0,2273 11914,2273 11914,0 0,0">
          <text:p/>
        </draw:polygon>
        <draw:polygon draw:style-name="gr1" draw:text-style-name="P1" draw:layer="layout" svg:width="7.945cm" svg:height="0.691cm" svg:x="0.652cm" svg:y="22.146cm" svg:viewBox="0 0 7946 692" draw:points="0,692 7946,692 7946,0 0,0">
          <text:p/>
        </draw:polygon>
        <draw:polygon draw:style-name="gr1" draw:text-style-name="P1" draw:layer="layout" svg:width="11.913cm" svg:height="0.691cm" svg:x="8.597cm" svg:y="22.146cm" svg:viewBox="0 0 11914 692" draw:points="0,692 11914,692 11914,0 0,0">
          <text:p/>
        </draw:polygon>
        <draw:polygon draw:style-name="gr1" draw:text-style-name="P1" draw:layer="layout" svg:width="7.945cm" svg:height="1.908cm" svg:x="0.652cm" svg:y="22.837cm" svg:viewBox="0 0 7946 1909" draw:points="0,1909 7946,1909 7946,0 0,0">
          <text:p/>
        </draw:polygon>
        <draw:polygon draw:style-name="gr1" draw:text-style-name="P1" draw:layer="layout" svg:width="11.913cm" svg:height="1.908cm" svg:x="8.597cm" svg:y="22.837cm" svg:viewBox="0 0 11914 1909" draw:points="0,1909 11914,1909 11914,0 0,0">
          <text:p/>
        </draw:polygon>
        <draw:polygon draw:style-name="gr1" draw:text-style-name="P1" draw:layer="layout" svg:width="7.945cm" svg:height="0.692cm" svg:x="0.652cm" svg:y="24.745cm" svg:viewBox="0 0 7946 693" draw:points="0,693 7946,693 7946,0 0,0">
          <text:p/>
        </draw:polygon>
        <draw:polygon draw:style-name="gr1" draw:text-style-name="P1" draw:layer="layout" svg:width="11.913cm" svg:height="0.692cm" svg:x="8.597cm" svg:y="24.745cm" svg:viewBox="0 0 11914 693" draw:points="0,693 11914,693 11914,0 0,0">
          <text:p/>
        </draw:polygon>
        <draw:polygon draw:style-name="gr1" draw:text-style-name="P1" draw:layer="layout" svg:width="7.945cm" svg:height="0.688cm" svg:x="0.652cm" svg:y="25.437cm" svg:viewBox="0 0 7946 689" draw:points="0,689 7946,689 7946,0 0,0">
          <text:p/>
        </draw:polygon>
        <draw:polygon draw:style-name="gr1" draw:text-style-name="P1" draw:layer="layout" svg:width="11.913cm" svg:height="0.688cm" svg:x="8.597cm" svg:y="25.437cm" svg:viewBox="0 0 11914 689" draw:points="0,689 11914,689 11914,0 0,0">
          <text:p/>
        </draw:polygon>
        <draw:polygon draw:style-name="gr1" draw:text-style-name="P1" draw:layer="layout" svg:width="7.945cm" svg:height="0.691cm" svg:x="0.652cm" svg:y="26.125cm" svg:viewBox="0 0 7946 692" draw:points="0,692 7946,692 7946,0 0,0">
          <text:p/>
        </draw:polygon>
        <draw:polygon draw:style-name="gr1" draw:text-style-name="P1" draw:layer="layout" svg:width="11.913cm" svg:height="0.691cm" svg:x="8.597cm" svg:y="26.125cm" svg:viewBox="0 0 11914 692" draw:points="0,692 11914,692 11914,0 0,0">
          <text:p/>
        </draw:polygon>
        <draw:polygon draw:style-name="gr1" draw:text-style-name="P1" draw:layer="layout" svg:width="7.945cm" svg:height="0.946cm" svg:x="0.652cm" svg:y="26.816cm" svg:viewBox="0 0 7946 947" draw:points="0,947 7946,947 7946,0 0,0">
          <text:p/>
        </draw:polygon>
        <draw:polygon draw:style-name="gr1" draw:text-style-name="P1" draw:layer="layout" svg:width="11.913cm" svg:height="0.946cm" svg:x="8.597cm" svg:y="26.816cm" svg:viewBox="0 0 11914 947" draw:points="0,947 11914,947 11914,0 0,0">
          <text:p/>
        </draw:polygon>
        <draw:frame draw:style-name="gr2" draw:text-style-name="P3" draw:layer="layout" svg:width="14.476cm" svg:height="0.475cm" svg:x="1.872cm" svg:y="0.96cm">
          <draw:text-box>
            <text:p text:style-name="P2"><text:span text:style-name="T1">Group__41__ <text:s text:c="5"/>Students <text:s text:c="4"/>__78181__ <text:s text:c="3"/>__78494__ <text:s text:c="13"/>Grade _____</text:span></text:p>
          </draw:text-box>
        </draw:frame>
        <draw:polygon draw:style-name="gr3" draw:text-style-name="P4" draw:layer="layout" svg:width="7.955cm" svg:height="0.01cm" svg:x="0.649cm" svg:y="2.468cm" svg:viewBox="0 0 7956 11" draw:points="7949,8 7945,11 10,11 3,8 0,0 7956,0">
          <text:p/>
        </draw:polygon>
        <draw:polygon draw:style-name="gr3" draw:text-style-name="P4" draw:layer="layout" svg:width="11.924cm" svg:height="0.01cm" svg:x="8.593cm" svg:y="2.468cm" svg:viewBox="0 0 11925 11" draw:points="11918,8 11914,11 11,11 4,8 0,0 11925,0">
          <text:p/>
        </draw:polygon>
        <draw:polygon draw:style-name="gr3" draw:text-style-name="P4" draw:layer="layout" svg:width="7.945cm" svg:height="0.011cm" svg:x="0.652cm" svg:y="3.159cm" svg:viewBox="0 0 7946 12" draw:points="7946,8 7942,12 7,12 0,8 7,0 7942,0">
          <text:p/>
        </draw:polygon>
        <draw:polygon draw:style-name="gr3" draw:text-style-name="P4" draw:layer="layout" svg:width="11.913cm" svg:height="0.011cm" svg:x="8.597cm" svg:y="3.159cm" svg:viewBox="0 0 11914 12" draw:points="11914,8 11910,12 7,12 0,8 7,0 11910,0">
          <text:p/>
        </draw:polygon>
        <draw:polygon draw:style-name="gr3" draw:text-style-name="P4" draw:layer="layout" svg:width="7.945cm" svg:height="0.01cm" svg:x="0.652cm" svg:y="5.389cm" svg:viewBox="0 0 7946 11" draw:points="7946,8 7942,11 7,11 0,8 7,0 7942,0">
          <text:p/>
        </draw:polygon>
        <draw:polygon draw:style-name="gr3" draw:text-style-name="P4" draw:layer="layout" svg:width="11.913cm" svg:height="0.01cm" svg:x="8.597cm" svg:y="5.389cm" svg:viewBox="0 0 11914 11" draw:points="11914,8 11910,11 7,11 0,8 7,0 11910,0">
          <text:p/>
        </draw:polygon>
        <draw:polygon draw:style-name="gr3" draw:text-style-name="P4" draw:layer="layout" svg:width="7.945cm" svg:height="0.011cm" svg:x="0.652cm" svg:y="6.08cm" svg:viewBox="0 0 7946 12" draw:points="7946,8 7942,12 7,12 0,8 7,0 7942,0">
          <text:p/>
        </draw:polygon>
        <draw:polygon draw:style-name="gr3" draw:text-style-name="P4" draw:layer="layout" svg:width="11.913cm" svg:height="0.011cm" svg:x="8.597cm" svg:y="6.08cm" svg:viewBox="0 0 11914 12" draw:points="11914,8 11910,12 7,12 0,8 7,0 11910,0">
          <text:p/>
        </draw:polygon>
        <draw:polygon draw:style-name="gr3" draw:text-style-name="P4" draw:layer="layout" svg:width="7.945cm" svg:height="0.01cm" svg:x="0.652cm" svg:y="7.904cm" svg:viewBox="0 0 7946 11" draw:points="7946,8 7942,11 7,11 0,8 7,0 7942,0">
          <text:p/>
        </draw:polygon>
        <draw:polygon draw:style-name="gr3" draw:text-style-name="P4" draw:layer="layout" svg:width="11.913cm" svg:height="0.01cm" svg:x="8.597cm" svg:y="7.904cm" svg:viewBox="0 0 11914 11" draw:points="11914,8 11910,11 7,11 0,8 7,0 11910,0">
          <text:p/>
        </draw:polygon>
        <draw:polygon draw:style-name="gr3" draw:text-style-name="P4" draw:layer="layout" svg:width="7.945cm" svg:height="0.011cm" svg:x="0.652cm" svg:y="8.595cm" svg:viewBox="0 0 7946 12" draw:points="7946,7 7942,12 7,12 0,7 7,0 7942,0">
          <text:p/>
        </draw:polygon>
        <draw:polygon draw:style-name="gr3" draw:text-style-name="P4" draw:layer="layout" svg:width="11.913cm" svg:height="0.011cm" svg:x="8.597cm" svg:y="8.595cm" svg:viewBox="0 0 11914 12" draw:points="11914,7 11910,12 7,12 0,7 7,0 11910,0">
          <text:p/>
        </draw:polygon>
        <draw:polygon draw:style-name="gr3" draw:text-style-name="P4" draw:layer="layout" svg:width="7.945cm" svg:height="0.01cm" svg:x="0.652cm" svg:y="10.825cm" svg:viewBox="0 0 7946 11" draw:points="7946,7 7942,11 7,11 0,7 7,0 7942,0">
          <text:p/>
        </draw:polygon>
        <draw:polygon draw:style-name="gr3" draw:text-style-name="P4" draw:layer="layout" svg:width="11.913cm" svg:height="0.01cm" svg:x="8.597cm" svg:y="10.825cm" svg:viewBox="0 0 11914 11" draw:points="11914,7 11910,11 7,11 0,7 7,0 11910,0">
          <text:p/>
        </draw:polygon>
        <draw:polygon draw:style-name="gr3" draw:text-style-name="P4" draw:layer="layout" svg:width="7.945cm" svg:height="0.011cm" svg:x="0.652cm" svg:y="11.516cm" svg:viewBox="0 0 7946 12" draw:points="7946,7 7942,12 7,12 0,7 7,0 7942,0">
          <text:p/>
        </draw:polygon>
        <draw:polygon draw:style-name="gr3" draw:text-style-name="P4" draw:layer="layout" svg:width="11.913cm" svg:height="0.011cm" svg:x="8.597cm" svg:y="11.516cm" svg:viewBox="0 0 11914 12" draw:points="11914,7 11910,12 7,12 0,7 7,0 11910,0">
          <text:p/>
        </draw:polygon>
        <draw:polygon draw:style-name="gr3" draw:text-style-name="P4" draw:layer="layout" svg:width="7.945cm" svg:height="0.01cm" svg:x="0.652cm" svg:y="13.746cm" svg:viewBox="0 0 7946 11" draw:points="7946,7 7942,11 7,11 0,7 7,0 7942,0">
          <text:p/>
        </draw:polygon>
        <draw:polygon draw:style-name="gr3" draw:text-style-name="P4" draw:layer="layout" svg:width="11.913cm" svg:height="0.01cm" svg:x="8.597cm" svg:y="13.746cm" svg:viewBox="0 0 11914 11" draw:points="11914,7 11910,11 7,11 0,7 7,0 11910,0">
          <text:p/>
        </draw:polygon>
        <draw:polygon draw:style-name="gr3" draw:text-style-name="P4" draw:layer="layout" svg:width="7.945cm" svg:height="0.011cm" svg:x="0.652cm" svg:y="14.437cm" svg:viewBox="0 0 7946 12" draw:points="7946,7 7942,12 7,12 0,7 7,0 7942,0">
          <text:p/>
        </draw:polygon>
        <draw:polygon draw:style-name="gr3" draw:text-style-name="P4" draw:layer="layout" svg:width="11.913cm" svg:height="0.011cm" svg:x="8.597cm" svg:y="14.437cm" svg:viewBox="0 0 11914 12" draw:points="11914,7 11910,12 7,12 0,7 7,0 11910,0">
          <text:p/>
        </draw:polygon>
        <draw:polygon draw:style-name="gr3" draw:text-style-name="P4" draw:layer="layout" svg:width="7.945cm" svg:height="0.011cm" svg:x="0.652cm" svg:y="16.261cm" svg:viewBox="0 0 7946 12" draw:points="7946,8 7942,12 7,12 0,8 7,0 7942,0">
          <text:p/>
        </draw:polygon>
        <draw:polygon draw:style-name="gr3" draw:text-style-name="P4" draw:layer="layout" svg:width="11.913cm" svg:height="0.011cm" svg:x="8.597cm" svg:y="16.261cm" svg:viewBox="0 0 11914 12" draw:points="11914,8 11910,12 7,12 0,8 7,0 11910,0">
          <text:p/>
        </draw:polygon>
        <draw:polygon draw:style-name="gr3" draw:text-style-name="P4" draw:layer="layout" svg:width="7.945cm" svg:height="0.01cm" svg:x="0.652cm" svg:y="16.953cm" svg:viewBox="0 0 7946 11" draw:points="7946,8 7942,11 7,11 0,8 7,0 7942,0">
          <text:p/>
        </draw:polygon>
        <draw:polygon draw:style-name="gr3" draw:text-style-name="P4" draw:layer="layout" svg:width="11.913cm" svg:height="0.01cm" svg:x="8.597cm" svg:y="16.953cm" svg:viewBox="0 0 11914 11" draw:points="11914,8 11910,11 7,11 0,8 7,0 11910,0">
          <text:p/>
        </draw:polygon>
        <draw:polygon draw:style-name="gr3" draw:text-style-name="P4" draw:layer="layout" svg:width="7.945cm" svg:height="0.011cm" svg:x="0.652cm" svg:y="19.182cm" svg:viewBox="0 0 7946 12" draw:points="7946,8 7942,12 7,12 0,8 7,0 7942,0">
          <text:p/>
        </draw:polygon>
        <draw:polygon draw:style-name="gr3" draw:text-style-name="P4" draw:layer="layout" svg:width="11.913cm" svg:height="0.011cm" svg:x="8.597cm" svg:y="19.182cm" svg:viewBox="0 0 11914 12" draw:points="11914,8 11910,12 7,12 0,8 7,0 11910,0">
          <text:p/>
        </draw:polygon>
        <draw:polygon draw:style-name="gr3" draw:text-style-name="P4" draw:layer="layout" svg:width="7.945cm" svg:height="0.01cm" svg:x="0.652cm" svg:y="19.874cm" svg:viewBox="0 0 7946 11" draw:points="7946,8 7942,11 7,11 0,8 7,0 7942,0">
          <text:p/>
        </draw:polygon>
        <draw:polygon draw:style-name="gr3" draw:text-style-name="P4" draw:layer="layout" svg:width="11.913cm" svg:height="0.01cm" svg:x="8.597cm" svg:y="19.874cm" svg:viewBox="0 0 11914 11" draw:points="11914,8 11910,11 7,11 0,8 7,0 11910,0">
          <text:p/>
        </draw:polygon>
        <draw:polygon draw:style-name="gr3" draw:text-style-name="P4" draw:layer="layout" svg:width="7.945cm" svg:height="0.01cm" svg:x="0.652cm" svg:y="22.146cm" svg:viewBox="0 0 7946 11" draw:points="7946,7 7942,11 7,11 0,7 7,0 7942,0">
          <text:p/>
        </draw:polygon>
        <draw:polygon draw:style-name="gr3" draw:text-style-name="P4" draw:layer="layout" svg:width="11.913cm" svg:height="0.01cm" svg:x="8.597cm" svg:y="22.146cm" svg:viewBox="0 0 11914 11" draw:points="11914,7 11910,11 7,11 0,7 7,0 11910,0">
          <text:p/>
        </draw:polygon>
        <draw:polygon draw:style-name="gr3" draw:text-style-name="P4" draw:layer="layout" svg:width="7.945cm" svg:height="0.011cm" svg:x="0.652cm" svg:y="22.837cm" svg:viewBox="0 0 7946 12" draw:points="7946,7 7942,12 7,12 0,7 7,0 7942,0">
          <text:p/>
        </draw:polygon>
        <draw:polygon draw:style-name="gr3" draw:text-style-name="P4" draw:layer="layout" svg:width="11.913cm" svg:height="0.011cm" svg:x="8.597cm" svg:y="22.837cm" svg:viewBox="0 0 11914 12" draw:points="11914,7 11910,12 7,12 0,7 7,0 11910,0">
          <text:p/>
        </draw:polygon>
        <draw:polygon draw:style-name="gr3" draw:text-style-name="P4" draw:layer="layout" svg:width="7.945cm" svg:height="0.011cm" svg:x="0.652cm" svg:y="24.745cm" svg:viewBox="0 0 7946 12" draw:points="7946,8 7942,12 7,12 0,8 7,0 7942,0">
          <text:p/>
        </draw:polygon>
        <draw:polygon draw:style-name="gr3" draw:text-style-name="P4" draw:layer="layout" svg:width="11.913cm" svg:height="0.011cm" svg:x="8.597cm" svg:y="24.745cm" svg:viewBox="0 0 11914 12" draw:points="11914,8 11910,12 7,12 0,8 7,0 11910,0">
          <text:p/>
        </draw:polygon>
        <draw:polygon draw:style-name="gr3" draw:text-style-name="P4" draw:layer="layout" svg:width="7.945cm" svg:height="0.011cm" svg:x="0.652cm" svg:y="25.437cm" svg:viewBox="0 0 7946 12" draw:points="7946,7 7942,12 7,12 0,7 7,0 7942,0">
          <text:p/>
        </draw:polygon>
        <draw:polygon draw:style-name="gr3" draw:text-style-name="P4" draw:layer="layout" svg:width="11.913cm" svg:height="0.011cm" svg:x="8.597cm" svg:y="25.437cm" svg:viewBox="0 0 11914 12" draw:points="11914,7 11910,12 7,12 0,7 7,0 11910,0">
          <text:p/>
        </draw:polygon>
        <draw:polygon draw:style-name="gr3" draw:text-style-name="P4" draw:layer="layout" svg:width="7.945cm" svg:height="0.01cm" svg:x="0.652cm" svg:y="26.125cm" svg:viewBox="0 0 7946 11" draw:points="7946,7 7942,11 7,11 0,7 7,0 7942,0">
          <text:p/>
        </draw:polygon>
        <draw:polygon draw:style-name="gr3" draw:text-style-name="P4" draw:layer="layout" svg:width="11.913cm" svg:height="0.01cm" svg:x="8.597cm" svg:y="26.125cm" svg:viewBox="0 0 11914 11" draw:points="11914,7 11910,11 7,11 0,7 7,0 11910,0">
          <text:p/>
        </draw:polygon>
        <draw:polygon draw:style-name="gr3" draw:text-style-name="P4" draw:layer="layout" svg:width="7.945cm" svg:height="0.011cm" svg:x="0.652cm" svg:y="26.816cm" svg:viewBox="0 0 7946 12" draw:points="7946,7 7942,12 7,12 0,7 7,0 7942,0">
          <text:p/>
        </draw:polygon>
        <draw:polygon draw:style-name="gr3" draw:text-style-name="P4" draw:layer="layout" svg:width="11.913cm" svg:height="0.011cm" svg:x="8.597cm" svg:y="26.816cm" svg:viewBox="0 0 11914 12" draw:points="11914,7 11910,12 7,12 0,7 7,0 11910,0">
          <text:p/>
        </draw:polygon>
        <draw:polygon draw:style-name="gr3" draw:text-style-name="P4" draw:layer="layout" svg:width="7.955cm" svg:height="0.01cm" svg:x="0.649cm" svg:y="27.762cm" svg:viewBox="0 0 7956 11" draw:points="7949,8 7956,11 0,11 3,8 10,0 7945,0">
          <text:p/>
        </draw:polygon>
        <draw:polygon draw:style-name="gr3" draw:text-style-name="P4" draw:layer="layout" svg:width="11.924cm" svg:height="0.01cm" svg:x="8.593cm" svg:y="27.762cm" svg:viewBox="0 0 11925 11" draw:points="11918,8 11925,11 0,11 4,8 11,0 11914,0">
          <text:p/>
        </draw:polygon>
        <draw:polygon draw:style-name="gr3" draw:text-style-name="P4" draw:layer="layout" svg:width="0.01cm" svg:height="0.702cm" svg:x="0.649cm" svg:y="2.468cm" svg:viewBox="0 0 11 703" draw:points="3,7 11,10 11,691 3,699 0,703 0,0">
          <text:p/>
        </draw:polygon>
        <draw:polygon draw:style-name="gr3" draw:text-style-name="P4" draw:layer="layout" svg:width="0.01cm" svg:height="2.24cm" svg:x="0.649cm" svg:y="3.159cm" svg:viewBox="0 0 11 2241" draw:points="3,7 11,11 11,2231 3,2238 0,2241 0,0">
          <text:p/>
        </draw:polygon>
        <draw:polygon draw:style-name="gr3" draw:text-style-name="P4" draw:layer="layout" svg:width="0.01cm" svg:height="0.702cm" svg:x="0.649cm" svg:y="5.389cm" svg:viewBox="0 0 11 703" draw:points="3,7 11,10 11,692 3,699 0,703 0,0">
          <text:p/>
        </draw:polygon>
        <draw:polygon draw:style-name="gr3" draw:text-style-name="P4" draw:layer="layout" svg:width="0.01cm" svg:height="1.834cm" svg:x="0.649cm" svg:y="6.08cm" svg:viewBox="0 0 11 1835" draw:points="3,7 11,11 11,1825 3,1832 0,1835 0,0">
          <text:p/>
        </draw:polygon>
        <draw:polygon draw:style-name="gr3" draw:text-style-name="P4" draw:layer="layout" svg:width="0.01cm" svg:height="0.702cm" svg:x="0.649cm" svg:y="7.904cm" svg:viewBox="0 0 11 703" draw:points="3,7 11,10 11,692 3,699 0,703 0,0">
          <text:p/>
        </draw:polygon>
        <draw:polygon draw:style-name="gr3" draw:text-style-name="P4" draw:layer="layout" svg:width="0.01cm" svg:height="2.24cm" svg:x="0.649cm" svg:y="8.595cm" svg:viewBox="0 0 11 2241" draw:points="3,7 11,11 11,2231 3,2238 0,2241 0,0">
          <text:p/>
        </draw:polygon>
        <draw:polygon draw:style-name="gr3" draw:text-style-name="P4" draw:layer="layout" svg:width="0.01cm" svg:height="0.702cm" svg:x="0.649cm" svg:y="10.825cm" svg:viewBox="0 0 11 703" draw:points="3,7 11,10 11,692 3,699 0,703 0,0">
          <text:p/>
        </draw:polygon>
        <draw:polygon draw:style-name="gr3" draw:text-style-name="P4" draw:layer="layout" svg:width="0.01cm" svg:height="2.24cm" svg:x="0.649cm" svg:y="11.516cm" svg:viewBox="0 0 11 2241" draw:points="3,7 11,11 11,2231 3,2238 0,2241 0,0">
          <text:p/>
        </draw:polygon>
        <draw:polygon draw:style-name="gr3" draw:text-style-name="P4" draw:layer="layout" svg:width="0.01cm" svg:height="0.702cm" svg:x="0.649cm" svg:y="13.746cm" svg:viewBox="0 0 11 703" draw:points="3,7 11,10 11,692 3,699 0,703 0,0">
          <text:p/>
        </draw:polygon>
        <draw:polygon draw:style-name="gr3" draw:text-style-name="P4" draw:layer="layout" svg:width="0.01cm" svg:height="1.835cm" svg:x="0.649cm" svg:y="14.437cm" svg:viewBox="0 0 11 1836" draw:points="3,7 11,11 11,1825 3,1832 0,1836 0,0">
          <text:p/>
        </draw:polygon>
        <draw:polygon draw:style-name="gr3" draw:text-style-name="P4" draw:layer="layout" svg:width="0.01cm" svg:height="0.702cm" svg:x="0.649cm" svg:y="16.261cm" svg:viewBox="0 0 11 703" draw:points="3,7 11,11 11,693 3,700 0,703 0,0">
          <text:p/>
        </draw:polygon>
        <draw:polygon draw:style-name="gr3" draw:text-style-name="P4" draw:layer="layout" svg:width="0.01cm" svg:height="2.24cm" svg:x="0.649cm" svg:y="16.953cm" svg:viewBox="0 0 11 2241" draw:points="3,7 11,10 11,2230 3,2237 0,2241 0,0">
          <text:p/>
        </draw:polygon>
        <draw:polygon draw:style-name="gr3" draw:text-style-name="P4" draw:layer="layout" svg:width="0.01cm" svg:height="0.702cm" svg:x="0.649cm" svg:y="19.182cm" svg:viewBox="0 0 11 703" draw:points="3,7 11,11 11,693 3,700 0,703 0,0">
          <text:p/>
        </draw:polygon>
        <draw:polygon draw:style-name="gr3" draw:text-style-name="P4" draw:layer="layout" svg:width="0.01cm" svg:height="2.282cm" svg:x="0.649cm" svg:y="19.874cm" svg:viewBox="0 0 11 2283" draw:points="3,7 11,10 11,2273 3,2280 0,2283 0,0">
          <text:p/>
        </draw:polygon>
        <draw:polygon draw:style-name="gr3" draw:text-style-name="P4" draw:layer="layout" svg:width="0.01cm" svg:height="0.702cm" svg:x="0.649cm" svg:y="22.146cm" svg:viewBox="0 0 11 703" draw:points="3,7 11,10 11,692 3,699 0,703 0,0">
          <text:p/>
        </draw:polygon>
        <draw:polygon draw:style-name="gr3" draw:text-style-name="P4" draw:layer="layout" svg:width="0.01cm" svg:height="1.919cm" svg:x="0.649cm" svg:y="22.837cm" svg:viewBox="0 0 11 1920" draw:points="3,7 11,11 11,1909 3,1917 0,1920 0,0">
          <text:p/>
        </draw:polygon>
        <draw:polygon draw:style-name="gr3" draw:text-style-name="P4" draw:layer="layout" svg:width="0.01cm" svg:height="0.703cm" svg:x="0.649cm" svg:y="24.745cm" svg:viewBox="0 0 11 704" draw:points="3,8 11,11 11,693 3,700 0,704 0,0">
          <text:p/>
        </draw:polygon>
        <draw:polygon draw:style-name="gr3" draw:text-style-name="P4" draw:layer="layout" svg:width="0.01cm" svg:height="0.698cm" svg:x="0.649cm" svg:y="25.437cm" svg:viewBox="0 0 11 699" draw:points="3,7 11,11 11,689 3,696 0,699 0,0">
          <text:p/>
        </draw:polygon>
        <draw:polygon draw:style-name="gr3" draw:text-style-name="P4" draw:layer="layout" svg:width="0.01cm" svg:height="0.702cm" svg:x="0.649cm" svg:y="26.125cm" svg:viewBox="0 0 11 703" draw:points="3,7 11,10 11,692 3,699 0,703 0,0">
          <text:p/>
        </draw:polygon>
        <draw:polygon draw:style-name="gr3" draw:text-style-name="P4" draw:layer="layout" svg:width="0.01cm" svg:height="0.956cm" svg:x="0.649cm" svg:y="26.816cm" svg:viewBox="0 0 11 957" draw:points="3,7 11,11 11,947 3,954 0,957 0,0">
          <text:p/>
        </draw:polygon>
        <draw:polygon draw:style-name="gr3" draw:text-style-name="P4" draw:layer="layout" svg:width="0.011cm" svg:height="0.691cm" svg:x="8.593cm" svg:y="2.475cm" svg:viewBox="0 0 12 692" draw:points="5,0 12,3 12,685 5,692 0,685 0,3">
          <text:p/>
        </draw:polygon>
        <draw:polygon draw:style-name="gr3" draw:text-style-name="P4" draw:layer="layout" svg:width="0.011cm" svg:height="2.23cm" svg:x="8.593cm" svg:y="3.166cm" svg:viewBox="0 0 12 2231" draw:points="5,0 12,4 12,2224 5,2231 0,2224 0,4">
          <text:p/>
        </draw:polygon>
        <draw:polygon draw:style-name="gr3" draw:text-style-name="P4" draw:layer="layout" svg:width="0.011cm" svg:height="0.691cm" svg:x="8.593cm" svg:y="5.396cm" svg:viewBox="0 0 12 692" draw:points="5,0 12,3 12,685 5,692 0,685 0,3">
          <text:p/>
        </draw:polygon>
        <draw:polygon draw:style-name="gr3" draw:text-style-name="P4" draw:layer="layout" svg:width="0.011cm" svg:height="1.824cm" svg:x="8.593cm" svg:y="6.087cm" svg:viewBox="0 0 12 1825" draw:points="5,0 12,4 12,1818 5,1825 0,1818 0,4">
          <text:p/>
        </draw:polygon>
        <draw:polygon draw:style-name="gr3" draw:text-style-name="P4" draw:layer="layout" svg:width="0.011cm" svg:height="0.691cm" svg:x="8.593cm" svg:y="7.911cm" svg:viewBox="0 0 12 692" draw:points="5,0 12,3 12,685 5,692 0,685 0,3">
          <text:p/>
        </draw:polygon>
        <draw:polygon draw:style-name="gr3" draw:text-style-name="P4" draw:layer="layout" svg:width="0.011cm" svg:height="2.23cm" svg:x="8.593cm" svg:y="8.602cm" svg:viewBox="0 0 12 2231" draw:points="5,0 12,4 12,2224 5,2231 0,2224 0,4">
          <text:p/>
        </draw:polygon>
        <draw:polygon draw:style-name="gr3" draw:text-style-name="P4" draw:layer="layout" svg:width="0.011cm" svg:height="0.691cm" svg:x="8.593cm" svg:y="10.832cm" svg:viewBox="0 0 12 692" draw:points="5,0 12,3 12,685 5,692 0,685 0,3">
          <text:p/>
        </draw:polygon>
        <draw:polygon draw:style-name="gr3" draw:text-style-name="P4" draw:layer="layout" svg:width="0.011cm" svg:height="2.23cm" svg:x="8.593cm" svg:y="11.523cm" svg:viewBox="0 0 12 2231" draw:points="5,0 12,4 12,2224 5,2231 0,2224 0,4">
          <text:p/>
        </draw:polygon>
        <draw:polygon draw:style-name="gr3" draw:text-style-name="P4" draw:layer="layout" svg:width="0.011cm" svg:height="0.691cm" svg:x="8.593cm" svg:y="13.753cm" svg:viewBox="0 0 12 692" draw:points="5,0 12,3 12,685 5,692 0,685 0,3">
          <text:p/>
        </draw:polygon>
        <draw:polygon draw:style-name="gr3" draw:text-style-name="P4" draw:layer="layout" svg:width="0.011cm" svg:height="1.824cm" svg:x="8.593cm" svg:y="14.444cm" svg:viewBox="0 0 12 1825" draw:points="5,0 12,4 12,1818 5,1825 0,1818 0,4">
          <text:p/>
        </draw:polygon>
        <draw:polygon draw:style-name="gr3" draw:text-style-name="P4" draw:layer="layout" svg:width="0.011cm" svg:height="0.692cm" svg:x="8.593cm" svg:y="16.268cm" svg:viewBox="0 0 12 693" draw:points="5,0 12,4 12,686 5,693 0,686 0,4">
          <text:p/>
        </draw:polygon>
        <draw:polygon draw:style-name="gr3" draw:text-style-name="P4" draw:layer="layout" svg:width="0.011cm" svg:height="2.229cm" svg:x="8.593cm" svg:y="16.96cm" svg:viewBox="0 0 12 2230" draw:points="5,0 12,3 12,2223 5,2230 0,2223 0,3">
          <text:p/>
        </draw:polygon>
        <draw:polygon draw:style-name="gr3" draw:text-style-name="P4" draw:layer="layout" svg:width="0.011cm" svg:height="0.692cm" svg:x="8.593cm" svg:y="19.189cm" svg:viewBox="0 0 12 693" draw:points="5,0 12,4 12,686 5,693 0,686 0,4">
          <text:p/>
        </draw:polygon>
        <draw:polygon draw:style-name="gr3" draw:text-style-name="P4" draw:layer="layout" svg:width="0.011cm" svg:height="2.272cm" svg:x="8.593cm" svg:y="19.881cm" svg:viewBox="0 0 12 2273" draw:points="5,0 12,3 12,2266 5,2273 0,2266 0,3">
          <text:p/>
        </draw:polygon>
        <draw:polygon draw:style-name="gr3" draw:text-style-name="P4" draw:layer="layout" svg:width="0.011cm" svg:height="0.691cm" svg:x="8.593cm" svg:y="22.153cm" svg:viewBox="0 0 12 692" draw:points="5,0 12,3 12,685 5,692 0,685 0,3">
          <text:p/>
        </draw:polygon>
        <draw:polygon draw:style-name="gr3" draw:text-style-name="P4" draw:layer="layout" svg:width="0.011cm" svg:height="1.909cm" svg:x="8.593cm" svg:y="22.844cm" svg:viewBox="0 0 12 1910" draw:points="5,0 12,4 12,1902 5,1910 0,1902 0,4">
          <text:p/>
        </draw:polygon>
        <draw:polygon draw:style-name="gr3" draw:text-style-name="P4" draw:layer="layout" svg:width="0.011cm" svg:height="0.691cm" svg:x="8.593cm" svg:y="24.753cm" svg:viewBox="0 0 12 692" draw:points="5,0 12,3 12,685 5,692 0,685 0,3">
          <text:p/>
        </draw:polygon>
        <draw:polygon draw:style-name="gr3" draw:text-style-name="P4" draw:layer="layout" svg:width="0.011cm" svg:height="0.688cm" svg:x="8.593cm" svg:y="25.444cm" svg:viewBox="0 0 12 689" draw:points="5,0 12,4 12,682 5,689 0,682 0,4">
          <text:p/>
        </draw:polygon>
        <draw:polygon draw:style-name="gr3" draw:text-style-name="P4" draw:layer="layout" svg:width="0.011cm" svg:height="0.691cm" svg:x="8.593cm" svg:y="26.132cm" svg:viewBox="0 0 12 692" draw:points="5,0 12,3 12,685 5,692 0,685 0,3">
          <text:p/>
        </draw:polygon>
        <draw:polygon draw:style-name="gr3" draw:text-style-name="P4" draw:layer="layout" svg:width="0.011cm" svg:height="0.946cm" svg:x="8.593cm" svg:y="26.823cm" svg:viewBox="0 0 12 947" draw:points="5,0 12,4 12,940 5,947 0,940 0,4">
          <text:p/>
        </draw:polygon>
        <draw:polygon draw:style-name="gr3" draw:text-style-name="P4" draw:layer="layout" svg:width="0.011cm" svg:height="0.702cm" svg:x="20.506cm" svg:y="2.468cm" svg:viewBox="0 0 12 703" draw:points="4,7 12,0 12,703 4,699 0,691 0,10">
          <text:p/>
        </draw:polygon>
        <draw:polygon draw:style-name="gr3" draw:text-style-name="P4" draw:layer="layout" svg:width="0.011cm" svg:height="2.24cm" svg:x="20.506cm" svg:y="3.159cm" svg:viewBox="0 0 12 2241" draw:points="4,7 12,0 12,2241 4,2238 0,2231 0,11">
          <text:p/>
        </draw:polygon>
        <draw:polygon draw:style-name="gr3" draw:text-style-name="P4" draw:layer="layout" svg:width="0.011cm" svg:height="0.702cm" svg:x="20.506cm" svg:y="5.389cm" svg:viewBox="0 0 12 703" draw:points="4,7 12,0 12,703 4,699 0,692 0,10">
          <text:p/>
        </draw:polygon>
        <draw:polygon draw:style-name="gr3" draw:text-style-name="P4" draw:layer="layout" svg:width="0.011cm" svg:height="1.834cm" svg:x="20.506cm" svg:y="6.08cm" svg:viewBox="0 0 12 1835" draw:points="4,7 12,0 12,1835 4,1832 0,1825 0,11">
          <text:p/>
        </draw:polygon>
        <draw:polygon draw:style-name="gr3" draw:text-style-name="P4" draw:layer="layout" svg:width="0.011cm" svg:height="0.702cm" svg:x="20.506cm" svg:y="7.904cm" svg:viewBox="0 0 12 703" draw:points="4,7 12,0 12,703 4,699 0,692 0,10">
          <text:p/>
        </draw:polygon>
        <draw:polygon draw:style-name="gr3" draw:text-style-name="P4" draw:layer="layout" svg:width="0.011cm" svg:height="2.24cm" svg:x="20.506cm" svg:y="8.595cm" svg:viewBox="0 0 12 2241" draw:points="4,7 12,0 12,2241 4,2238 0,2231 0,11">
          <text:p/>
        </draw:polygon>
        <draw:polygon draw:style-name="gr3" draw:text-style-name="P4" draw:layer="layout" svg:width="0.011cm" svg:height="0.702cm" svg:x="20.506cm" svg:y="10.825cm" svg:viewBox="0 0 12 703" draw:points="4,7 12,0 12,703 4,699 0,692 0,10">
          <text:p/>
        </draw:polygon>
        <draw:polygon draw:style-name="gr3" draw:text-style-name="P4" draw:layer="layout" svg:width="0.011cm" svg:height="2.24cm" svg:x="20.506cm" svg:y="11.516cm" svg:viewBox="0 0 12 2241" draw:points="4,7 12,0 12,2241 4,2238 0,2231 0,11">
          <text:p/>
        </draw:polygon>
        <draw:polygon draw:style-name="gr3" draw:text-style-name="P4" draw:layer="layout" svg:width="0.011cm" svg:height="0.702cm" svg:x="20.506cm" svg:y="13.746cm" svg:viewBox="0 0 12 703" draw:points="4,7 12,0 12,703 4,699 0,692 0,10">
          <text:p/>
        </draw:polygon>
        <draw:polygon draw:style-name="gr3" draw:text-style-name="P4" draw:layer="layout" svg:width="0.011cm" svg:height="1.835cm" svg:x="20.506cm" svg:y="14.437cm" svg:viewBox="0 0 12 1836" draw:points="4,7 12,0 12,1836 4,1832 0,1825 0,11">
          <text:p/>
        </draw:polygon>
        <draw:polygon draw:style-name="gr3" draw:text-style-name="P4" draw:layer="layout" svg:width="0.011cm" svg:height="0.702cm" svg:x="20.506cm" svg:y="16.261cm" svg:viewBox="0 0 12 703" draw:points="4,7 12,0 12,703 4,700 0,693 0,11">
          <text:p/>
        </draw:polygon>
        <draw:polygon draw:style-name="gr3" draw:text-style-name="P4" draw:layer="layout" svg:width="0.011cm" svg:height="2.24cm" svg:x="20.506cm" svg:y="16.953cm" svg:viewBox="0 0 12 2241" draw:points="4,7 12,0 12,2241 4,2237 0,2230 0,10">
          <text:p/>
        </draw:polygon>
        <draw:polygon draw:style-name="gr3" draw:text-style-name="P4" draw:layer="layout" svg:width="0.011cm" svg:height="0.702cm" svg:x="20.506cm" svg:y="19.182cm" svg:viewBox="0 0 12 703" draw:points="4,7 12,0 12,703 4,700 0,693 0,11">
          <text:p/>
        </draw:polygon>
        <draw:polygon draw:style-name="gr3" draw:text-style-name="P4" draw:layer="layout" svg:width="0.011cm" svg:height="2.282cm" svg:x="20.506cm" svg:y="19.874cm" svg:viewBox="0 0 12 2283" draw:points="4,7 12,0 12,2283 4,2280 0,2273 0,10">
          <text:p/>
        </draw:polygon>
        <draw:polygon draw:style-name="gr3" draw:text-style-name="P4" draw:layer="layout" svg:width="0.011cm" svg:height="0.702cm" svg:x="20.506cm" svg:y="22.146cm" svg:viewBox="0 0 12 703" draw:points="4,7 12,0 12,703 4,699 0,692 0,10">
          <text:p/>
        </draw:polygon>
        <draw:polygon draw:style-name="gr3" draw:text-style-name="P4" draw:layer="layout" svg:width="0.011cm" svg:height="1.919cm" svg:x="20.506cm" svg:y="22.837cm" svg:viewBox="0 0 12 1920" draw:points="4,7 12,0 12,1920 4,1917 0,1909 0,11">
          <text:p/>
        </draw:polygon>
        <draw:polygon draw:style-name="gr3" draw:text-style-name="P4" draw:layer="layout" svg:width="0.011cm" svg:height="0.703cm" svg:x="20.506cm" svg:y="24.745cm" svg:viewBox="0 0 12 704" draw:points="4,8 12,0 12,704 4,700 0,693 0,11">
          <text:p/>
        </draw:polygon>
        <draw:polygon draw:style-name="gr3" draw:text-style-name="P4" draw:layer="layout" svg:width="0.011cm" svg:height="0.698cm" svg:x="20.506cm" svg:y="25.437cm" svg:viewBox="0 0 12 699" draw:points="4,7 12,0 12,699 4,696 0,689 0,11">
          <text:p/>
        </draw:polygon>
        <draw:polygon draw:style-name="gr3" draw:text-style-name="P4" draw:layer="layout" svg:width="0.011cm" svg:height="0.702cm" svg:x="20.506cm" svg:y="26.125cm" svg:viewBox="0 0 12 703" draw:points="4,7 12,0 12,703 4,699 0,692 0,10">
          <text:p/>
        </draw:polygon>
        <draw:polygon draw:style-name="gr3" draw:text-style-name="P4" draw:layer="layout" svg:width="0.011cm" svg:height="0.956cm" svg:x="20.506cm" svg:y="26.816cm" svg:viewBox="0 0 12 957" draw:points="4,7 12,0 12,957 4,954 0,947 0,11">
          <text:p/>
        </draw:polygon>
        <draw:frame draw:style-name="gr2" draw:text-style-name="P3" draw:layer="layout" svg:width="10.251cm" svg:height="0.475cm" svg:x="2.004cm" svg:y="1.983cm">
          <draw:text-box>
            <text:p text:style-name="P2"><text:span text:style-name="T1">Student should fill the </text:span><text:span text:style-name="T2">Concluded/Correct</text:span><text:span text:style-name="T1"> percentage</text:span></text:p>
          </draw:text-box>
        </draw:frame>
        <draw:frame draw:style-name="gr2" draw:text-style-name="P3" draw:layer="layout" svg:width="19.374cm" svg:height="0.475cm" svg:x="0.751cm" svg:y="2.575cm">
          <draw:text-box>
            <text:p text:style-name="P2"><text:span text:style-name="T2">Minimum functionality enough to pass 10 Values <text:s text:c="34"/>Concluded/Correct (100 %)</text:span></text:p>
          </draw:text-box>
        </draw:frame>
        <draw:frame draw:style-name="gr4" draw:text-style-name="P5" draw:layer="layout" svg:width="6.686cm" svg:height="0.395cm" svg:x="0.751cm" svg:y="3.264cm">
          <draw:text-box>
            <text:p text:style-name="P2"><text:span text:style-name="T3">Implementation of a clipboard that accepts </text:span></text:p>
          </draw:text-box>
        </draw:frame>
        <draw:frame draw:style-name="gr4" draw:text-style-name="P5" draw:layer="layout" svg:width="6.352cm" svg:height="0.395cm" svg:x="0.751cm" svg:y="3.669cm">
          <draw:text-box>
            <text:p text:style-name="P2"><text:span text:style-name="T3">multiple simultaneous local connections: </text:span></text:p>
          </draw:text-box>
        </draw:frame>
        <draw:frame draw:style-name="gr4" draw:text-style-name="P5" draw:layer="layout" svg:width="5.573cm" svg:height="0.395cm" svg:x="0.751cm" svg:y="4.075cm">
          <draw:text-box>
            <text:p text:style-name="P2"><text:span text:style-name="T3">clipboard_connect, clipboard_copy, </text:span></text:p>
          </draw:text-box>
        </draw:frame>
        <draw:frame draw:style-name="gr4" draw:text-style-name="P5" draw:layer="layout" svg:width="2.479cm" svg:height="0.395cm" svg:x="0.751cm" svg:y="4.481cm">
          <draw:text-box>
            <text:p text:style-name="P2"><text:span text:style-name="T3">clipboard_paste</text:span></text:p>
          </draw:text-box>
        </draw:frame>
        <draw:frame draw:style-name="gr2" draw:text-style-name="P3" draw:layer="layout" svg:width="3.3cm" svg:height="0.475cm" svg:x="0.751cm" svg:y="5.496cm">
          <draw:text-box>
            <text:p text:style-name="P2"><text:span text:style-name="T2">Synchronization</text:span></text:p>
          </draw:text-box>
        </draw:frame>
        <draw:frame draw:style-name="gr2" draw:text-style-name="P3" draw:layer="layout" svg:width="11.377cm" svg:height="0.475cm" svg:x="8.696cm" svg:y="5.496cm">
          <draw:text-box>
            <text:p text:style-name="P2"><text:span text:style-name="T2">+1 value <text:s text:c="35"/>Concluded/Correct (</text:span><text:span text:style-name="T2">100</text:span><text:span text:style-name="T2"> %)</text:span></text:p>
          </draw:text-box>
        </draw:frame>
        <draw:frame draw:style-name="gr4" draw:text-style-name="P5" draw:layer="layout" svg:width="6.784cm" svg:height="0.395cm" svg:x="0.751cm" svg:y="6.185cm">
          <draw:text-box>
            <text:p text:style-name="P2"><text:span text:style-name="T3">Definition of the various critical regions and </text:span></text:p>
          </draw:text-box>
        </draw:frame>
        <draw:frame draw:style-name="gr4" draw:text-style-name="P5" draw:layer="layout" svg:width="6.479cm" svg:height="0.395cm" svg:x="0.751cm" svg:y="6.59cm">
          <draw:text-box>
            <text:p text:style-name="P2"><text:span text:style-name="T3">implementation of correct synchronization</text:span></text:p>
          </draw:text-box>
        </draw:frame>
        <draw:frame draw:style-name="gr2" draw:text-style-name="P3" draw:layer="layout" svg:width="5.162cm" svg:height="0.475cm" svg:x="0.751cm" svg:y="8.012cm">
          <draw:text-box>
            <text:p text:style-name="P2"><text:span text:style-name="T2">Efficient synchronization </text:span></text:p>
          </draw:text-box>
        </draw:frame>
        <draw:frame draw:style-name="gr2" draw:text-style-name="P3" draw:layer="layout" svg:width="11.14cm" svg:height="0.475cm" svg:x="8.696cm" svg:y="8.012cm">
          <draw:text-box>
            <text:p text:style-name="P2"><text:span text:style-name="T2">+1 value <text:s text:c="35"/>Concluded/Correct (80 %)</text:span></text:p>
          </draw:text-box>
        </draw:frame>
        <draw:frame draw:style-name="gr4" draw:text-style-name="P5" draw:layer="layout" svg:width="7.584cm" svg:height="0.395cm" svg:x="0.751cm" svg:y="8.7cm">
          <draw:text-box>
            <text:p text:style-name="P2"><text:span text:style-name="T3">Implementation of synchronization on the critical </text:span></text:p>
          </draw:text-box>
        </draw:frame>
        <draw:frame draw:style-name="gr4" draw:text-style-name="P5" draw:layer="layout" svg:width="7.376cm" svg:height="0.395cm" svg:x="0.751cm" svg:y="9.106cm">
          <draw:text-box>
            <text:p text:style-name="P2"><text:span text:style-name="T3">regions guaranteeing that they are the shortest </text:span></text:p>
          </draw:text-box>
        </draw:frame>
        <draw:frame draw:style-name="gr4" draw:text-style-name="P5" draw:layer="layout" svg:width="1.289cm" svg:height="0.395cm" svg:x="0.751cm" svg:y="9.511cm">
          <draw:text-box>
            <text:p text:style-name="P2"><text:span text:style-name="T3">possible</text:span></text:p>
          </draw:text-box>
        </draw:frame>
        <draw:frame draw:style-name="gr2" draw:text-style-name="P3" draw:layer="layout" svg:width="3.042cm" svg:height="0.475cm" svg:x="0.751cm" svg:y="10.933cm">
          <draw:text-box>
            <text:p text:style-name="P2"><text:span text:style-name="T2">Clipboard_wait</text:span></text:p>
          </draw:text-box>
        </draw:frame>
        <draw:frame draw:style-name="gr2" draw:text-style-name="P3" draw:layer="layout" svg:width="11.377cm" svg:height="0.475cm" svg:x="8.696cm" svg:y="10.933cm">
          <draw:text-box>
            <text:p text:style-name="P2"><text:span text:style-name="T2">+1 value <text:s text:c="35"/>Concluded/Correct (100 %)</text:span></text:p>
          </draw:text-box>
        </draw:frame>
        <draw:frame draw:style-name="gr4" draw:text-style-name="P5" draw:layer="layout" svg:width="7.034cm" svg:height="0.395cm" svg:x="0.751cm" svg:y="11.621cm">
          <draw:text-box>
            <text:p text:style-name="P2"><text:span text:style-name="T3">Correct implementation of the clipboard_wait </text:span></text:p>
          </draw:text-box>
        </draw:frame>
        <draw:frame draw:style-name="gr4" draw:text-style-name="P5" draw:layer="layout" svg:width="1.23cm" svg:height="0.395cm" svg:x="0.751cm" svg:y="12.027cm">
          <draw:text-box>
            <text:p text:style-name="P2"><text:span text:style-name="T3">function</text:span></text:p>
          </draw:text-box>
        </draw:frame>
        <draw:frame draw:style-name="gr2" draw:text-style-name="P3" draw:layer="layout" svg:width="6.665cm" svg:height="0.475cm" svg:x="0.751cm" svg:y="13.854cm">
          <draw:text-box>
            <text:p text:style-name="P2"><text:span text:style-name="T2">Connection to another <text:s/>clipboard</text:span></text:p>
          </draw:text-box>
        </draw:frame>
        <draw:frame draw:style-name="gr2" draw:text-style-name="P3" draw:layer="layout" svg:width="11.496cm" svg:height="0.475cm" svg:x="8.696cm" svg:y="13.854cm">
          <draw:text-box>
            <text:p text:style-name="P2"><text:span text:style-name="T2">+1 value <text:s text:c="35"/>Concluded/Correct ( 100 %)</text:span></text:p>
          </draw:text-box>
        </draw:frame>
        <draw:frame draw:style-name="gr4" draw:text-style-name="P5" draw:layer="layout" svg:width="7.618cm" svg:height="0.395cm" svg:x="0.751cm" svg:y="14.542cm">
          <draw:text-box>
            <text:p text:style-name="P2"><text:span text:style-name="T3">Implementation <text:s/>of the -c option, basic replication</text:span></text:p>
          </draw:text-box>
        </draw:frame>
        <draw:frame draw:style-name="gr4" draw:text-style-name="P5" draw:layer="layout" svg:width="6.339cm" svg:height="0.395cm" svg:x="0.751cm" svg:y="14.948cm">
          <draw:text-box>
            <text:p text:style-name="P2"><text:span text:style-name="T3">of the data among the various clipboards</text:span></text:p>
          </draw:text-box>
        </draw:frame>
        <draw:frame draw:style-name="gr4" draw:text-style-name="P5" draw:layer="layout" svg:width="6.818cm" svg:height="0.395cm" svg:x="0.751cm" svg:y="15.353cm">
          <draw:text-box>
            <text:p text:style-name="P2"><text:span text:style-name="T3">Detection of disconnect e correct execution </text:span></text:p>
          </draw:text-box>
        </draw:frame>
        <draw:frame draw:style-name="gr4" draw:text-style-name="P5" draw:layer="layout" svg:width="1.331cm" svg:height="0.395cm" svg:x="0.751cm" svg:y="15.759cm">
          <draw:text-box>
            <text:p text:style-name="P2"><text:span text:style-name="T3">aftwards</text:span></text:p>
          </draw:text-box>
        </draw:frame>
        <draw:frame draw:style-name="gr2" draw:text-style-name="P3" draw:layer="layout" svg:width="7.546cm" svg:height="0.475cm" svg:x="0.751cm" svg:y="16.369cm">
          <draw:text-box>
            <text:p text:style-name="P2"><text:span text:style-name="T2">Correct replication among clipboards</text:span></text:p>
          </draw:text-box>
        </draw:frame>
        <draw:frame draw:style-name="gr2" draw:text-style-name="P3" draw:layer="layout" svg:width="11.496cm" svg:height="0.475cm" svg:x="8.696cm" svg:y="16.369cm">
          <draw:text-box>
            <text:p text:style-name="P2"><text:span text:style-name="T2">+1 value <text:s text:c="35"/>Concluded/Correct ( 100 %)</text:span></text:p>
          </draw:text-box>
        </draw:frame>
        <draw:frame draw:style-name="gr4" draw:text-style-name="P5" draw:layer="layout" svg:width="6.89cm" svg:height="0.395cm" svg:x="0.751cm" svg:y="17.057cm">
          <draw:text-box>
            <text:p text:style-name="P2"><text:span text:style-name="T3">Implementation of a correct synchronization </text:span></text:p>
          </draw:text-box>
        </draw:frame>
        <draw:frame draw:style-name="gr4" draw:text-style-name="P5" draw:layer="layout" svg:width="7.571cm" svg:height="0.395cm" svg:x="0.751cm" svg:y="17.463cm">
          <draw:text-box>
            <text:p text:style-name="P2"><text:span text:style-name="T3">algorithm that guarantees the consistency of the </text:span></text:p>
          </draw:text-box>
        </draw:frame>
        <draw:frame draw:style-name="gr4" draw:text-style-name="P5" draw:layer="layout" svg:width="6.966cm" svg:height="0.395cm" svg:x="0.751cm" svg:y="17.869cm">
          <draw:text-box>
            <text:p text:style-name="P2"><text:span text:style-name="T3">data when two simultaneous copies occur in </text:span></text:p>
          </draw:text-box>
        </draw:frame>
        <draw:frame draw:style-name="gr4" draw:text-style-name="P5" draw:layer="layout" svg:width="2.957cm" svg:height="0.395cm" svg:x="0.751cm" svg:y="18.274cm">
          <draw:text-box>
            <text:p text:style-name="P2"><text:span text:style-name="T3">different clipboards</text:span></text:p>
          </draw:text-box>
        </draw:frame>
        <draw:frame draw:style-name="gr2" draw:text-style-name="P3" draw:layer="layout" svg:width="3.325cm" svg:height="0.475cm" svg:x="0.751cm" svg:y="19.29cm">
          <draw:text-box>
            <text:p text:style-name="P2"><text:span text:style-name="T2">Errors treatment</text:span></text:p>
          </draw:text-box>
        </draw:frame>
        <draw:frame draw:style-name="gr2" draw:text-style-name="P3" draw:layer="layout" svg:width="11.377cm" svg:height="0.475cm" svg:x="8.696cm" svg:y="19.29cm">
          <draw:text-box>
            <text:p text:style-name="P2"><text:span text:style-name="T2"><text:s/></text:span><text:span text:style-name="T2">+1 value <text:s text:c="35"/>Concluded/Correct ( 80 %)</text:span></text:p>
          </draw:text-box>
        </draw:frame>
        <draw:frame draw:style-name="gr4" draw:text-style-name="P5" draw:layer="layout" svg:width="5.637cm" svg:height="0.395cm" svg:x="0.751cm" svg:y="19.978cm">
          <draw:text-box>
            <text:p text:style-name="P2"><text:span text:style-name="T3">Verification, correction and report of </text:span></text:p>
          </draw:text-box>
        </draw:frame>
        <draw:frame draw:style-name="gr4" draw:text-style-name="P5" draw:layer="layout" svg:width="3.38cm" svg:height="0.395cm" svg:x="0.751cm" svg:y="20.384cm">
          <draw:text-box>
            <text:p text:style-name="P2"><text:span text:style-name="T3">communication errors</text:span></text:p>
          </draw:text-box>
        </draw:frame>
        <draw:frame draw:style-name="gr5" draw:text-style-name="P6" draw:layer="layout" svg:width="7.559cm" svg:height="0.412cm" svg:x="0.751cm" svg:y="20.791cm">
          <draw:text-box>
            <text:p text:style-name="P2"><text:span text:style-name="T4">Verification, correction and report of execution </text:span></text:p>
          </draw:text-box>
        </draw:frame>
        <draw:frame draw:style-name="gr5" draw:text-style-name="P6" draw:layer="layout" svg:width="3.854cm" svg:height="0.412cm" svg:x="0.751cm" svg:y="21.218cm">
          <draw:text-box>
            <text:p text:style-name="P2"><text:span text:style-name="T4">errors on the clipboards</text:span></text:p>
          </draw:text-box>
        </draw:frame>
        <draw:frame draw:style-name="gr2" draw:text-style-name="P3" draw:layer="layout" svg:width="6.534cm" svg:height="0.475cm" svg:x="0.751cm" svg:y="22.253cm">
          <draw:text-box>
            <text:p text:style-name="P2"><text:span text:style-name="T2">Correct Resources management</text:span></text:p>
          </draw:text-box>
        </draw:frame>
        <draw:frame draw:style-name="gr2" draw:text-style-name="P3" draw:layer="layout" svg:width="11.496cm" svg:height="0.475cm" svg:x="8.696cm" svg:y="22.253cm">
          <draw:text-box>
            <text:p text:style-name="P2"><text:span text:style-name="T2"><text:s/></text:span><text:span text:style-name="T2">+1 value <text:s text:c="35"/>Concluded/Correct ( 100%)</text:span></text:p>
          </draw:text-box>
        </draw:frame>
        <draw:frame draw:style-name="gr5" draw:text-style-name="P6" draw:layer="layout" svg:width="7.52cm" svg:height="0.412cm" svg:x="0.751cm" svg:y="22.943cm">
          <draw:text-box>
            <text:p text:style-name="P2"><text:span text:style-name="T4">Correct management (destruction) of threads, </text:span></text:p>
          </draw:text-box>
        </draw:frame>
        <draw:frame draw:style-name="gr5" draw:text-style-name="P6" draw:layer="layout" svg:width="2.783cm" svg:height="0.412cm" svg:x="0.751cm" svg:y="23.37cm">
          <draw:text-box>
            <text:p text:style-name="P2"><text:span text:style-name="T4">sockets, memory</text:span></text:p>
          </draw:text-box>
        </draw:frame>
        <draw:frame draw:style-name="gr2" draw:text-style-name="P3" draw:layer="layout" svg:width="3.016cm" svg:height="0.475cm" svg:x="0.751cm" svg:y="24.853cm">
          <draw:text-box>
            <text:p text:style-name="P2"><text:span text:style-name="T2">Code structure</text:span></text:p>
          </draw:text-box>
        </draw:frame>
        <draw:frame draw:style-name="gr2" draw:text-style-name="P3" draw:layer="layout" svg:width="11.258cm" svg:height="0.475cm" svg:x="8.696cm" svg:y="24.853cm">
          <draw:text-box>
            <text:p text:style-name="P2"><text:span text:style-name="T2">+1 value <text:s text:c="35"/>Concluded/Correct (___%)</text:span></text:p>
          </draw:text-box>
        </draw:frame>
        <draw:frame draw:style-name="gr2" draw:text-style-name="P3" draw:layer="layout" svg:width="1.365cm" svg:height="0.475cm" svg:x="0.751cm" svg:y="25.541cm">
          <draw:text-box>
            <text:p text:style-name="P2"><text:span text:style-name="T2">Report</text:span></text:p>
          </draw:text-box>
        </draw:frame>
        <draw:frame draw:style-name="gr2" draw:text-style-name="P3" draw:layer="layout" svg:width="11.615cm" svg:height="0.475cm" svg:x="8.696cm" svg:y="25.541cm">
          <draw:text-box>
            <text:p text:style-name="P2"><text:span text:style-name="T2"><text:s/></text:span><text:span text:style-name="T2">+1 value <text:s text:c="35"/>Concluded/Correct ( ___ %)</text:span></text:p>
          </draw:text-box>
        </draw:frame>
        <draw:frame draw:style-name="gr2" draw:text-style-name="P3" draw:layer="layout" svg:width="2.267cm" svg:height="0.475cm" svg:x="0.751cm" svg:y="26.233cm">
          <draw:text-box>
            <text:p text:style-name="P2"><text:span text:style-name="T2">Discussion</text:span></text:p>
          </draw:text-box>
        </draw:frame>
        <draw:frame draw:style-name="gr2" draw:text-style-name="P3" draw:layer="layout" svg:width="11.615cm" svg:height="0.475cm" svg:x="8.696cm" svg:y="26.233cm">
          <draw:text-box>
            <text:p text:style-name="P2"><text:span text:style-name="T2"><text:s/></text:span><text:span text:style-name="T2">+1 value <text:s text:c="35"/>Concluded/Correct ( ___ %)</text:span></text:p>
          </draw:text-box>
        </draw:frame>
        <draw:frame draw:style-name="gr2" draw:text-style-name="P3" draw:layer="layout" svg:width="7.148cm" svg:height="0.475cm" svg:x="0.751cm" svg:y="26.921cm">
          <draw:text-box>
            <text:p text:style-name="P2"><text:span text:style-name="T2">Incorrect implementation of the API</text:span></text:p>
          </draw:text-box>
        </draw:frame>
        <draw:frame draw:style-name="gr2" draw:text-style-name="P3" draw:layer="layout" svg:width="11.627cm" svg:height="0.475cm" svg:x="8.696cm" svg:y="26.921cm">
          <draw:text-box>
            <text:p text:style-name="P2"><text:span text:style-name="T2">-1..0 values <text:s text:c="31"/>Concluded/Correct ( ___ %)</text:span></text:p>
          </draw:text-box>
        </draw:frame>
      </draw:page>
      <draw:page draw:name="page2" draw:style-name="dp1" draw:master-page-name="master-page30">
        <draw:polygon draw:style-name="gr1" draw:text-style-name="P1" draw:layer="layout" svg:width="9.87cm" svg:height="0.794cm" svg:x="1.524cm" svg:y="1.289cm" svg:viewBox="0 0 9871 795" draw:points="0,795 9871,795 9871,0 0,0">
          <text:p/>
        </draw:polygon>
        <draw:polygon draw:style-name="gr1" draw:text-style-name="P1" draw:layer="layout" svg:width="8.548cm" svg:height="0.794cm" svg:x="11.394cm" svg:y="1.289cm" svg:viewBox="0 0 8549 795" draw:points="0,795 8549,795 8549,0 0,0">
          <text:p/>
        </draw:polygon>
        <draw:polygon draw:style-name="gr1" draw:text-style-name="P1" draw:layer="layout" svg:width="18.418cm" svg:height="2.558cm" svg:x="1.524cm" svg:y="2.083cm" svg:viewBox="0 0 18419 2559" draw:points="0,2559 18419,2559 18419,0 0,0">
          <text:p/>
        </draw:polygon>
        <draw:polygon draw:style-name="gr1" draw:text-style-name="P1" draw:layer="layout" svg:width="9.87cm" svg:height="0.793cm" svg:x="1.524cm" svg:y="4.641cm" svg:viewBox="0 0 9871 794" draw:points="0,794 9871,794 9871,0 0,0">
          <text:p/>
        </draw:polygon>
        <draw:polygon draw:style-name="gr1" draw:text-style-name="P1" draw:layer="layout" svg:width="8.548cm" svg:height="0.793cm" svg:x="11.394cm" svg:y="4.641cm" svg:viewBox="0 0 8549 794" draw:points="0,794 8549,794 8549,0 0,0">
          <text:p/>
        </draw:polygon>
        <draw:polygon draw:style-name="gr1" draw:text-style-name="P1" draw:layer="layout" svg:width="18.418cm" svg:height="2.558cm" svg:x="1.524cm" svg:y="5.434cm" svg:viewBox="0 0 18419 2559" draw:points="0,2559 18419,2559 18419,0 0,0">
          <text:p/>
        </draw:polygon>
        <draw:polygon draw:style-name="gr1" draw:text-style-name="P1" draw:layer="layout" svg:width="9.87cm" svg:height="0.794cm" svg:x="1.524cm" svg:y="7.992cm" svg:viewBox="0 0 9871 795" draw:points="0,795 9871,795 9871,0 0,0">
          <text:p/>
        </draw:polygon>
        <draw:polygon draw:style-name="gr1" draw:text-style-name="P1" draw:layer="layout" svg:width="8.548cm" svg:height="0.794cm" svg:x="11.394cm" svg:y="7.992cm" svg:viewBox="0 0 8549 795" draw:points="0,795 8549,795 8549,0 0,0">
          <text:p/>
        </draw:polygon>
        <draw:polygon draw:style-name="gr1" draw:text-style-name="P1" draw:layer="layout" svg:width="18.418cm" svg:height="2.557cm" svg:x="1.524cm" svg:y="8.786cm" svg:viewBox="0 0 18419 2558" draw:points="0,2558 18419,2558 18419,0 0,0">
          <text:p/>
        </draw:polygon>
        <draw:polygon draw:style-name="gr1" draw:text-style-name="P1" draw:layer="layout" svg:width="9.87cm" svg:height="0.794cm" svg:x="1.524cm" svg:y="11.343cm" svg:viewBox="0 0 9871 795" draw:points="0,795 9871,795 9871,0 0,0">
          <text:p/>
        </draw:polygon>
        <draw:polygon draw:style-name="gr1" draw:text-style-name="P1" draw:layer="layout" svg:width="8.548cm" svg:height="0.794cm" svg:x="11.394cm" svg:y="11.343cm" svg:viewBox="0 0 8549 795" draw:points="0,795 8549,795 8549,0 0,0">
          <text:p/>
        </draw:polygon>
        <draw:polygon draw:style-name="gr1" draw:text-style-name="P1" draw:layer="layout" svg:width="18.418cm" svg:height="2.558cm" svg:x="1.524cm" svg:y="12.137cm" svg:viewBox="0 0 18419 2559" draw:points="0,2559 18419,2559 18419,0 0,0">
          <text:p/>
        </draw:polygon>
        <draw:polygon draw:style-name="gr1" draw:text-style-name="P1" draw:layer="layout" svg:width="9.87cm" svg:height="0.794cm" svg:x="1.524cm" svg:y="14.695cm" svg:viewBox="0 0 9871 795" draw:points="0,795 9871,795 9871,0 0,0">
          <text:p/>
        </draw:polygon>
        <draw:polygon draw:style-name="gr1" draw:text-style-name="P1" draw:layer="layout" svg:width="8.548cm" svg:height="0.794cm" svg:x="11.394cm" svg:y="14.695cm" svg:viewBox="0 0 8549 795" draw:points="0,795 8549,795 8549,0 0,0">
          <text:p/>
        </draw:polygon>
        <draw:polygon draw:style-name="gr1" draw:text-style-name="P1" draw:layer="layout" svg:width="18.418cm" svg:height="2.557cm" svg:x="1.524cm" svg:y="15.489cm" svg:viewBox="0 0 18419 2558" draw:points="0,2558 18419,2558 18419,0 0,0">
          <text:p/>
        </draw:polygon>
        <draw:polygon draw:style-name="gr1" draw:text-style-name="P1" draw:layer="layout" svg:width="9.87cm" svg:height="0.794cm" svg:x="1.524cm" svg:y="18.046cm" svg:viewBox="0 0 9871 795" draw:points="0,795 9871,795 9871,0 0,0">
          <text:p/>
        </draw:polygon>
        <draw:polygon draw:style-name="gr1" draw:text-style-name="P1" draw:layer="layout" svg:width="8.548cm" svg:height="0.794cm" svg:x="11.394cm" svg:y="18.046cm" svg:viewBox="0 0 8549 795" draw:points="0,795 8549,795 8549,0 0,0">
          <text:p/>
        </draw:polygon>
        <draw:polygon draw:style-name="gr1" draw:text-style-name="P1" draw:layer="layout" svg:width="18.418cm" svg:height="2.558cm" svg:x="1.524cm" svg:y="18.84cm" svg:viewBox="0 0 18419 2559" draw:points="0,2559 18419,2559 18419,0 0,0">
          <text:p/>
        </draw:polygon>
        <draw:polygon draw:style-name="gr1" draw:text-style-name="P1" draw:layer="layout" svg:width="9.87cm" svg:height="0.793cm" svg:x="1.524cm" svg:y="21.398cm" svg:viewBox="0 0 9871 794" draw:points="0,794 9871,794 9871,0 0,0">
          <text:p/>
        </draw:polygon>
        <draw:polygon draw:style-name="gr1" draw:text-style-name="P1" draw:layer="layout" svg:width="8.548cm" svg:height="0.793cm" svg:x="11.394cm" svg:y="21.398cm" svg:viewBox="0 0 8549 794" draw:points="0,794 8549,794 8549,0 0,0">
          <text:p/>
        </draw:polygon>
        <draw:polygon draw:style-name="gr1" draw:text-style-name="P1" draw:layer="layout" svg:width="18.418cm" svg:height="2.558cm" svg:x="1.524cm" svg:y="22.191cm" svg:viewBox="0 0 18419 2559" draw:points="0,2559 18419,2559 18419,0 0,0">
          <text:p/>
        </draw:polygon>
        <draw:polygon draw:style-name="gr1" draw:text-style-name="P1" draw:layer="layout" svg:width="9.87cm" svg:height="0.794cm" svg:x="1.524cm" svg:y="24.749cm" svg:viewBox="0 0 9871 795" draw:points="0,795 9871,795 9871,0 0,0">
          <text:p/>
        </draw:polygon>
        <draw:polygon draw:style-name="gr1" draw:text-style-name="P1" draw:layer="layout" svg:width="8.548cm" svg:height="0.794cm" svg:x="11.394cm" svg:y="24.749cm" svg:viewBox="0 0 8549 795" draw:points="0,795 8549,795 8549,0 0,0">
          <text:p/>
        </draw:polygon>
        <draw:polygon draw:style-name="gr1" draw:text-style-name="P1" draw:layer="layout" svg:width="18.418cm" svg:height="2.557cm" svg:x="1.524cm" svg:y="25.543cm" svg:viewBox="0 0 18419 2558" draw:points="0,2558 18419,2558 18419,0 0,0">
          <text:p/>
        </draw:polygon>
        <draw:frame draw:style-name="gr6" draw:text-style-name="P7" draw:layer="layout" svg:width="14.607cm" svg:height="2.126cm" draw:transform="skewX (-5.99476103294753E-017) rotate (0.785398163397448) translate (0.044cm 22.211cm)">
          <draw:text-box>
            <text:p text:style-name="P2"><text:span text:style-name="T5">Evaluation notes </text:span></text:p>
          </draw:text-box>
        </draw:frame>
        <draw:frame draw:style-name="gr6" draw:text-style-name="P7" draw:layer="layout" svg:width="23.815cm" svg:height="2.126cm" draw:transform="rotate (0.785398163397448) translate (1.667cm 23.834cm)">
          <draw:text-box>
            <text:p text:style-name="P2"><text:span text:style-name="T5">to be filled by the professors</text:span></text:p>
          </draw:text-box>
        </draw:frame>
        <draw:polygon draw:style-name="gr3" draw:text-style-name="P4" draw:layer="layout" svg:width="9.881cm" svg:height="0.011cm" svg:x="1.52cm" svg:y="1.289cm" svg:viewBox="0 0 9882 12" draw:points="9875,8 9872,12 11,12 4,8 0,0 9882,0">
          <text:p/>
        </draw:polygon>
        <draw:polygon draw:style-name="gr3" draw:text-style-name="P4" draw:layer="layout" svg:width="8.558cm" svg:height="0.011cm" svg:x="11.391cm" svg:y="1.289cm" svg:viewBox="0 0 8559 12" draw:points="8552,8 8549,12 10,12 3,8 0,0 8559,0">
          <text:p/>
        </draw:polygon>
        <draw:polygon draw:style-name="gr3" draw:text-style-name="P4" draw:layer="layout" svg:width="9.877cm" svg:height="0.011cm" svg:x="1.524cm" svg:y="2.083cm" svg:viewBox="0 0 9878 12" draw:points="9871,8 9878,12 7,12 0,8 7,0 9868,0">
          <text:p/>
        </draw:polygon>
        <draw:polygon draw:style-name="gr3" draw:text-style-name="P4" draw:layer="layout" svg:width="8.551cm" svg:height="0.011cm" svg:x="11.391cm" svg:y="2.083cm" svg:viewBox="0 0 8552 12" draw:points="8552,8 8549,12 0,12 3,8 10,0 8549,0">
          <text:p/>
        </draw:polygon>
        <draw:polygon draw:style-name="gr3" draw:text-style-name="P4" draw:layer="layout" svg:width="9.877cm" svg:height="0.01cm" svg:x="1.524cm" svg:y="4.641cm" svg:viewBox="0 0 9878 11" draw:points="9871,8 9868,11 7,11 0,8 7,0 9878,0">
          <text:p/>
        </draw:polygon>
        <draw:polygon draw:style-name="gr3" draw:text-style-name="P4" draw:layer="layout" svg:width="8.551cm" svg:height="0.01cm" svg:x="11.391cm" svg:y="4.641cm" svg:viewBox="0 0 8552 11" draw:points="8552,8 8549,11 10,11 3,8 0,0 8549,0">
          <text:p/>
        </draw:polygon>
        <draw:polygon draw:style-name="gr3" draw:text-style-name="P4" draw:layer="layout" svg:width="9.877cm" svg:height="0.012cm" svg:x="1.524cm" svg:y="5.434cm" svg:viewBox="0 0 9878 13" draw:points="9871,8 9878,13 7,13 0,8 7,0 9868,0">
          <text:p/>
        </draw:polygon>
        <draw:polygon draw:style-name="gr3" draw:text-style-name="P4" draw:layer="layout" svg:width="8.551cm" svg:height="0.012cm" svg:x="11.391cm" svg:y="5.434cm" svg:viewBox="0 0 8552 13" draw:points="8552,8 8549,13 0,13 3,8 10,0 8549,0">
          <text:p/>
        </draw:polygon>
        <draw:polygon draw:style-name="gr3" draw:text-style-name="P4" draw:layer="layout" svg:width="9.877cm" svg:height="0.011cm" svg:x="1.524cm" svg:y="7.992cm" svg:viewBox="0 0 9878 12" draw:points="9871,8 9868,12 7,12 0,8 7,0 9878,0">
          <text:p/>
        </draw:polygon>
        <draw:polygon draw:style-name="gr3" draw:text-style-name="P4" draw:layer="layout" svg:width="8.551cm" svg:height="0.011cm" svg:x="11.391cm" svg:y="7.992cm" svg:viewBox="0 0 8552 12" draw:points="8552,8 8549,12 10,12 3,8 0,0 8549,0">
          <text:p/>
        </draw:polygon>
        <draw:polygon draw:style-name="gr3" draw:text-style-name="P4" draw:layer="layout" svg:width="9.877cm" svg:height="0.01cm" svg:x="1.524cm" svg:y="8.786cm" svg:viewBox="0 0 9878 11" draw:points="9871,7 9878,11 7,11 0,7 7,0 9868,0">
          <text:p/>
        </draw:polygon>
        <draw:polygon draw:style-name="gr3" draw:text-style-name="P4" draw:layer="layout" svg:width="8.551cm" svg:height="0.01cm" svg:x="11.391cm" svg:y="8.786cm" svg:viewBox="0 0 8552 11" draw:points="8552,7 8549,11 0,11 3,7 10,0 8549,0">
          <text:p/>
        </draw:polygon>
        <draw:polygon draw:style-name="gr3" draw:text-style-name="P4" draw:layer="layout" svg:width="9.877cm" svg:height="0.011cm" svg:x="1.524cm" svg:y="11.343cm" svg:viewBox="0 0 9878 12" draw:points="9871,9 9868,12 7,12 0,9 7,0 9878,0">
          <text:p/>
        </draw:polygon>
        <draw:polygon draw:style-name="gr3" draw:text-style-name="P4" draw:layer="layout" svg:width="8.551cm" svg:height="0.011cm" svg:x="11.391cm" svg:y="11.343cm" svg:viewBox="0 0 8552 12" draw:points="8552,9 8549,12 10,12 3,9 0,0 8549,0">
          <text:p/>
        </draw:polygon>
        <draw:polygon draw:style-name="gr3" draw:text-style-name="P4" draw:layer="layout" svg:width="9.877cm" svg:height="0.011cm" svg:x="1.524cm" svg:y="12.137cm" svg:viewBox="0 0 9878 12" draw:points="9871,7 9878,12 7,12 0,7 7,0 9868,0">
          <text:p/>
        </draw:polygon>
        <draw:polygon draw:style-name="gr3" draw:text-style-name="P4" draw:layer="layout" svg:width="8.551cm" svg:height="0.011cm" svg:x="11.391cm" svg:y="12.137cm" svg:viewBox="0 0 8552 12" draw:points="8552,7 8549,12 0,12 3,7 10,0 8549,0">
          <text:p/>
        </draw:polygon>
        <draw:polygon draw:style-name="gr3" draw:text-style-name="P4" draw:layer="layout" svg:width="9.877cm" svg:height="0.01cm" svg:x="1.524cm" svg:y="14.695cm" svg:viewBox="0 0 9878 11" draw:points="9871,7 9868,11 7,11 0,7 7,0 9878,0">
          <text:p/>
        </draw:polygon>
        <draw:polygon draw:style-name="gr3" draw:text-style-name="P4" draw:layer="layout" svg:width="8.551cm" svg:height="0.01cm" svg:x="11.391cm" svg:y="14.695cm" svg:viewBox="0 0 8552 11" draw:points="8552,7 8549,11 10,11 3,7 0,0 8549,0">
          <text:p/>
        </draw:polygon>
        <draw:polygon draw:style-name="gr3" draw:text-style-name="P4" draw:layer="layout" svg:width="9.877cm" svg:height="0.01cm" svg:x="1.524cm" svg:y="15.489cm" svg:viewBox="0 0 9878 11" draw:points="9871,8 9878,11 7,11 0,8 7,0 9868,0">
          <text:p/>
        </draw:polygon>
        <draw:polygon draw:style-name="gr3" draw:text-style-name="P4" draw:layer="layout" svg:width="8.551cm" svg:height="0.01cm" svg:x="11.391cm" svg:y="15.489cm" svg:viewBox="0 0 8552 11" draw:points="8552,8 8549,11 0,11 3,8 10,0 8549,0">
          <text:p/>
        </draw:polygon>
        <draw:polygon draw:style-name="gr3" draw:text-style-name="P4" draw:layer="layout" svg:width="9.877cm" svg:height="0.011cm" svg:x="1.524cm" svg:y="18.046cm" svg:viewBox="0 0 9878 12" draw:points="9871,7 9868,12 7,12 0,7 7,0 9878,0">
          <text:p/>
        </draw:polygon>
        <draw:polygon draw:style-name="gr3" draw:text-style-name="P4" draw:layer="layout" svg:width="8.551cm" svg:height="0.011cm" svg:x="11.391cm" svg:y="18.046cm" svg:viewBox="0 0 8552 12" draw:points="8552,7 8549,12 10,12 3,7 0,0 8549,0">
          <text:p/>
        </draw:polygon>
        <draw:polygon draw:style-name="gr3" draw:text-style-name="P4" draw:layer="layout" svg:width="9.877cm" svg:height="0.011cm" svg:x="1.524cm" svg:y="18.84cm" svg:viewBox="0 0 9878 12" draw:points="9871,8 9878,12 7,12 0,8 7,0 9868,0">
          <text:p/>
        </draw:polygon>
        <draw:polygon draw:style-name="gr3" draw:text-style-name="P4" draw:layer="layout" svg:width="8.551cm" svg:height="0.011cm" svg:x="11.391cm" svg:y="18.84cm" svg:viewBox="0 0 8552 12" draw:points="8552,8 8549,12 0,12 3,8 10,0 8549,0">
          <text:p/>
        </draw:polygon>
        <draw:polygon draw:style-name="gr3" draw:text-style-name="P4" draw:layer="layout" svg:width="9.877cm" svg:height="0.01cm" svg:x="1.524cm" svg:y="21.398cm" svg:viewBox="0 0 9878 11" draw:points="9871,8 9868,11 7,11 0,8 7,0 9878,0">
          <text:p/>
        </draw:polygon>
        <draw:polygon draw:style-name="gr3" draw:text-style-name="P4" draw:layer="layout" svg:width="8.551cm" svg:height="0.01cm" svg:x="11.391cm" svg:y="21.398cm" svg:viewBox="0 0 8552 11" draw:points="8552,8 8549,11 10,11 3,8 0,0 8549,0">
          <text:p/>
        </draw:polygon>
        <draw:polygon draw:style-name="gr3" draw:text-style-name="P4" draw:layer="layout" svg:width="9.877cm" svg:height="0.011cm" svg:x="1.524cm" svg:y="22.191cm" svg:viewBox="0 0 9878 12" draw:points="9871,8 9878,12 7,12 0,8 7,0 9868,0">
          <text:p/>
        </draw:polygon>
        <draw:polygon draw:style-name="gr3" draw:text-style-name="P4" draw:layer="layout" svg:width="8.551cm" svg:height="0.011cm" svg:x="11.391cm" svg:y="22.191cm" svg:viewBox="0 0 8552 12" draw:points="8552,8 8549,12 0,12 3,8 10,0 8549,0">
          <text:p/>
        </draw:polygon>
        <draw:polygon draw:style-name="gr3" draw:text-style-name="P4" draw:layer="layout" svg:width="9.877cm" svg:height="0.011cm" svg:x="1.524cm" svg:y="24.749cm" svg:viewBox="0 0 9878 12" draw:points="9871,8 9868,12 7,12 0,8 7,0 9878,0">
          <text:p/>
        </draw:polygon>
        <draw:polygon draw:style-name="gr3" draw:text-style-name="P4" draw:layer="layout" svg:width="8.551cm" svg:height="0.011cm" svg:x="11.391cm" svg:y="24.749cm" svg:viewBox="0 0 8552 12" draw:points="8552,8 8549,12 10,12 3,8 0,0 8549,0">
          <text:p/>
        </draw:polygon>
        <draw:polygon draw:style-name="gr3" draw:text-style-name="P4" draw:layer="layout" svg:width="9.877cm" svg:height="0.01cm" svg:x="1.524cm" svg:y="25.543cm" svg:viewBox="0 0 9878 11" draw:points="9871,8 9878,11 7,11 0,8 7,0 9868,0">
          <text:p/>
        </draw:polygon>
        <draw:polygon draw:style-name="gr3" draw:text-style-name="P4" draw:layer="layout" svg:width="8.551cm" svg:height="0.01cm" svg:x="11.391cm" svg:y="25.543cm" svg:viewBox="0 0 8552 11" draw:points="8552,8 8549,11 0,11 3,8 10,0 8549,0">
          <text:p/>
        </draw:polygon>
        <draw:polygon draw:style-name="gr3" draw:text-style-name="P4" draw:layer="layout" svg:width="18.429cm" svg:height="0.011cm" svg:x="1.52cm" svg:y="28.1cm" svg:viewBox="0 0 18430 12" draw:points="18423,8 18430,12 0,12 4,8 11,0 18420,0">
          <text:p/>
        </draw:polygon>
        <draw:polygon draw:style-name="gr3" draw:text-style-name="P4" draw:layer="layout" svg:width="0.011cm" svg:height="0.805cm" svg:x="1.52cm" svg:y="1.289cm" svg:viewBox="0 0 12 806" draw:points="4,7 12,11 12,795 4,802 0,806 0,0">
          <text:p/>
        </draw:polygon>
        <draw:polygon draw:style-name="gr3" draw:text-style-name="P4" draw:layer="layout" svg:width="0.011cm" svg:height="2.568cm" svg:x="1.52cm" svg:y="2.083cm" svg:viewBox="0 0 12 2569" draw:points="4,7 12,11 12,2559 4,2566 0,2569 0,0">
          <text:p/>
        </draw:polygon>
        <draw:polygon draw:style-name="gr3" draw:text-style-name="P4" draw:layer="layout" svg:width="0.011cm" svg:height="0.804cm" svg:x="1.52cm" svg:y="4.641cm" svg:viewBox="0 0 12 805" draw:points="4,7 12,10 12,794 4,801 0,805 0,0">
          <text:p/>
        </draw:polygon>
        <draw:polygon draw:style-name="gr3" draw:text-style-name="P4" draw:layer="layout" svg:width="0.011cm" svg:height="2.569cm" svg:x="1.52cm" svg:y="5.434cm" svg:viewBox="0 0 12 2570" draw:points="4,7 12,11 12,2559 4,2566 0,2570 0,0">
          <text:p/>
        </draw:polygon>
        <draw:polygon draw:style-name="gr3" draw:text-style-name="P4" draw:layer="layout" svg:width="0.011cm" svg:height="0.804cm" svg:x="1.52cm" svg:y="7.992cm" svg:viewBox="0 0 12 805" draw:points="4,7 12,11 12,795 4,802 0,805 0,0">
          <text:p/>
        </draw:polygon>
        <draw:polygon draw:style-name="gr3" draw:text-style-name="P4" draw:layer="layout" svg:width="0.011cm" svg:height="2.568cm" svg:x="1.52cm" svg:y="8.786cm" svg:viewBox="0 0 12 2569" draw:points="4,7 12,10 12,2558 4,2566 0,2569 0,0">
          <text:p/>
        </draw:polygon>
        <draw:polygon draw:style-name="gr3" draw:text-style-name="P4" draw:layer="layout" svg:width="0.011cm" svg:height="0.805cm" svg:x="1.52cm" svg:y="11.343cm" svg:viewBox="0 0 12 806" draw:points="4,8 12,11 12,795 4,802 0,806 0,0">
          <text:p/>
        </draw:polygon>
        <draw:polygon draw:style-name="gr3" draw:text-style-name="P4" draw:layer="layout" svg:width="0.011cm" svg:height="2.568cm" svg:x="1.52cm" svg:y="12.137cm" svg:viewBox="0 0 12 2569" draw:points="4,7 12,11 12,2559 4,2566 0,2569 0,0">
          <text:p/>
        </draw:polygon>
        <draw:polygon draw:style-name="gr3" draw:text-style-name="P4" draw:layer="layout" svg:width="0.011cm" svg:height="0.804cm" svg:x="1.52cm" svg:y="14.695cm" svg:viewBox="0 0 12 805" draw:points="4,7 12,10 12,795 4,802 0,805 0,0">
          <text:p/>
        </draw:polygon>
        <draw:polygon draw:style-name="gr3" draw:text-style-name="P4" draw:layer="layout" svg:width="0.011cm" svg:height="2.568cm" svg:x="1.52cm" svg:y="15.489cm" svg:viewBox="0 0 12 2569" draw:points="4,7 12,10 12,2558 4,2565 0,2569 0,0">
          <text:p/>
        </draw:polygon>
        <draw:polygon draw:style-name="gr3" draw:text-style-name="P4" draw:layer="layout" svg:width="0.011cm" svg:height="0.805cm" svg:x="1.52cm" svg:y="18.046cm" svg:viewBox="0 0 12 806" draw:points="4,7 12,11 12,795 4,802 0,806 0,0">
          <text:p/>
        </draw:polygon>
        <draw:polygon draw:style-name="gr3" draw:text-style-name="P4" draw:layer="layout" svg:width="0.011cm" svg:height="2.568cm" svg:x="1.52cm" svg:y="18.84cm" svg:viewBox="0 0 12 2569" draw:points="4,7 12,11 12,2559 4,2566 0,2569 0,0">
          <text:p/>
        </draw:polygon>
        <draw:polygon draw:style-name="gr3" draw:text-style-name="P4" draw:layer="layout" svg:width="0.011cm" svg:height="0.804cm" svg:x="1.52cm" svg:y="21.398cm" svg:viewBox="0 0 12 805" draw:points="4,7 12,10 12,794 4,801 0,805 0,0">
          <text:p/>
        </draw:polygon>
        <draw:polygon draw:style-name="gr3" draw:text-style-name="P4" draw:layer="layout" svg:width="0.011cm" svg:height="2.569cm" svg:x="1.52cm" svg:y="22.191cm" svg:viewBox="0 0 12 2570" draw:points="4,7 12,11 12,2559 4,2566 0,2570 0,0">
          <text:p/>
        </draw:polygon>
        <draw:polygon draw:style-name="gr3" draw:text-style-name="P4" draw:layer="layout" svg:width="0.011cm" svg:height="0.804cm" svg:x="1.52cm" svg:y="24.749cm" svg:viewBox="0 0 12 805" draw:points="4,7 12,11 12,795 4,802 0,805 0,0">
          <text:p/>
        </draw:polygon>
        <draw:polygon draw:style-name="gr3" draw:text-style-name="P4" draw:layer="layout" svg:width="0.011cm" svg:height="2.568cm" svg:x="1.52cm" svg:y="25.543cm" svg:viewBox="0 0 12 2569" draw:points="4,7 12,10 12,2558 4,2565 0,2569 0,0">
          <text:p/>
        </draw:polygon>
        <draw:polygon draw:style-name="gr3" draw:text-style-name="P4" draw:layer="layout" svg:width="0.01cm" svg:height="0.794cm" svg:x="11.391cm" svg:y="1.296cm" svg:viewBox="0 0 11 795" draw:points="3,0 11,4 11,788 3,795 0,788 0,4">
          <text:p/>
        </draw:polygon>
        <draw:polygon draw:style-name="gr3" draw:text-style-name="P4" draw:layer="layout" svg:width="0.01cm" svg:height="0.793cm" svg:x="11.391cm" svg:y="4.648cm" svg:viewBox="0 0 11 794" draw:points="3,0 11,3 11,787 3,794 0,787 0,3">
          <text:p/>
        </draw:polygon>
        <draw:polygon draw:style-name="gr3" draw:text-style-name="P4" draw:layer="layout" svg:width="0.01cm" svg:height="0.794cm" svg:x="11.391cm" svg:y="7.999cm" svg:viewBox="0 0 11 795" draw:points="3,0 11,4 11,788 3,795 0,788 0,4">
          <text:p/>
        </draw:polygon>
        <draw:polygon draw:style-name="gr3" draw:text-style-name="P4" draw:layer="layout" svg:width="0.01cm" svg:height="0.793cm" svg:x="11.391cm" svg:y="11.351cm" svg:viewBox="0 0 11 794" draw:points="3,0 11,3 11,787 3,794 0,787 0,3">
          <text:p/>
        </draw:polygon>
        <draw:polygon draw:style-name="gr3" draw:text-style-name="P4" draw:layer="layout" svg:width="0.01cm" svg:height="0.794cm" svg:x="11.391cm" svg:y="14.702cm" svg:viewBox="0 0 11 795" draw:points="3,0 11,3 11,788 3,795 0,788 0,3">
          <text:p/>
        </draw:polygon>
        <draw:polygon draw:style-name="gr3" draw:text-style-name="P4" draw:layer="layout" svg:width="0.01cm" svg:height="0.794cm" svg:x="11.391cm" svg:y="18.053cm" svg:viewBox="0 0 11 795" draw:points="3,0 11,4 11,788 3,795 0,788 0,4">
          <text:p/>
        </draw:polygon>
        <draw:polygon draw:style-name="gr3" draw:text-style-name="P4" draw:layer="layout" svg:width="0.01cm" svg:height="0.793cm" svg:x="11.391cm" svg:y="21.405cm" svg:viewBox="0 0 11 794" draw:points="3,0 11,3 11,787 3,794 0,787 0,3">
          <text:p/>
        </draw:polygon>
        <draw:polygon draw:style-name="gr3" draw:text-style-name="P4" draw:layer="layout" svg:width="0.01cm" svg:height="0.794cm" svg:x="11.391cm" svg:y="24.756cm" svg:viewBox="0 0 11 795" draw:points="3,0 11,4 11,788 3,795 0,788 0,4">
          <text:p/>
        </draw:polygon>
        <draw:polygon draw:style-name="gr3" draw:text-style-name="P4" draw:layer="layout" svg:width="0.01cm" svg:height="0.805cm" svg:x="19.939cm" svg:y="1.289cm" svg:viewBox="0 0 11 806" draw:points="3,7 11,0 11,806 3,802 0,795 0,11">
          <text:p/>
        </draw:polygon>
        <draw:polygon draw:style-name="gr3" draw:text-style-name="P4" draw:layer="layout" svg:width="0.01cm" svg:height="2.568cm" svg:x="19.939cm" svg:y="2.083cm" svg:viewBox="0 0 11 2569" draw:points="3,7 11,0 11,2569 3,2566 0,2559 0,11">
          <text:p/>
        </draw:polygon>
        <draw:polygon draw:style-name="gr3" draw:text-style-name="P4" draw:layer="layout" svg:width="0.01cm" svg:height="0.804cm" svg:x="19.939cm" svg:y="4.641cm" svg:viewBox="0 0 11 805" draw:points="3,7 11,0 11,805 3,801 0,794 0,10">
          <text:p/>
        </draw:polygon>
        <draw:polygon draw:style-name="gr3" draw:text-style-name="P4" draw:layer="layout" svg:width="0.01cm" svg:height="2.569cm" svg:x="19.939cm" svg:y="5.434cm" svg:viewBox="0 0 11 2570" draw:points="3,7 11,0 11,2570 3,2566 0,2559 0,11">
          <text:p/>
        </draw:polygon>
        <draw:polygon draw:style-name="gr3" draw:text-style-name="P4" draw:layer="layout" svg:width="0.01cm" svg:height="0.804cm" svg:x="19.939cm" svg:y="7.992cm" svg:viewBox="0 0 11 805" draw:points="3,7 11,0 11,805 3,802 0,795 0,11">
          <text:p/>
        </draw:polygon>
        <draw:polygon draw:style-name="gr3" draw:text-style-name="P4" draw:layer="layout" svg:width="0.01cm" svg:height="2.568cm" svg:x="19.939cm" svg:y="8.786cm" svg:viewBox="0 0 11 2569" draw:points="3,7 11,0 11,2569 3,2566 0,2558 0,10">
          <text:p/>
        </draw:polygon>
        <draw:polygon draw:style-name="gr3" draw:text-style-name="P4" draw:layer="layout" svg:width="0.01cm" svg:height="0.805cm" svg:x="19.939cm" svg:y="11.343cm" svg:viewBox="0 0 11 806" draw:points="3,8 11,0 11,806 3,802 0,795 0,11">
          <text:p/>
        </draw:polygon>
        <draw:polygon draw:style-name="gr3" draw:text-style-name="P4" draw:layer="layout" svg:width="0.01cm" svg:height="2.568cm" svg:x="19.939cm" svg:y="12.137cm" svg:viewBox="0 0 11 2569" draw:points="3,7 11,0 11,2569 3,2566 0,2559 0,11">
          <text:p/>
        </draw:polygon>
        <draw:polygon draw:style-name="gr3" draw:text-style-name="P4" draw:layer="layout" svg:width="0.01cm" svg:height="0.804cm" svg:x="19.939cm" svg:y="14.695cm" svg:viewBox="0 0 11 805" draw:points="3,7 11,0 11,805 3,802 0,795 0,10">
          <text:p/>
        </draw:polygon>
        <draw:polygon draw:style-name="gr3" draw:text-style-name="P4" draw:layer="layout" svg:width="0.01cm" svg:height="2.568cm" svg:x="19.939cm" svg:y="15.489cm" svg:viewBox="0 0 11 2569" draw:points="3,7 11,0 11,2569 3,2565 0,2558 0,10">
          <text:p/>
        </draw:polygon>
        <draw:polygon draw:style-name="gr3" draw:text-style-name="P4" draw:layer="layout" svg:width="0.01cm" svg:height="0.805cm" svg:x="19.939cm" svg:y="18.046cm" svg:viewBox="0 0 11 806" draw:points="3,7 11,0 11,806 3,802 0,795 0,11">
          <text:p/>
        </draw:polygon>
        <draw:polygon draw:style-name="gr3" draw:text-style-name="P4" draw:layer="layout" svg:width="0.01cm" svg:height="2.568cm" svg:x="19.939cm" svg:y="18.84cm" svg:viewBox="0 0 11 2569" draw:points="3,7 11,0 11,2569 3,2566 0,2559 0,11">
          <text:p/>
        </draw:polygon>
        <draw:polygon draw:style-name="gr3" draw:text-style-name="P4" draw:layer="layout" svg:width="0.01cm" svg:height="0.804cm" svg:x="19.939cm" svg:y="21.398cm" svg:viewBox="0 0 11 805" draw:points="3,7 11,0 11,805 3,801 0,794 0,10">
          <text:p/>
        </draw:polygon>
        <draw:polygon draw:style-name="gr3" draw:text-style-name="P4" draw:layer="layout" svg:width="0.01cm" svg:height="2.569cm" svg:x="19.939cm" svg:y="22.191cm" svg:viewBox="0 0 11 2570" draw:points="3,7 11,0 11,2570 3,2566 0,2559 0,11">
          <text:p/>
        </draw:polygon>
        <draw:polygon draw:style-name="gr3" draw:text-style-name="P4" draw:layer="layout" svg:width="0.01cm" svg:height="0.804cm" svg:x="19.939cm" svg:y="24.749cm" svg:viewBox="0 0 11 805" draw:points="3,7 11,0 11,805 3,802 0,795 0,11">
          <text:p/>
        </draw:polygon>
        <draw:polygon draw:style-name="gr3" draw:text-style-name="P4" draw:layer="layout" svg:width="0.01cm" svg:height="2.568cm" svg:x="19.939cm" svg:y="25.543cm" svg:viewBox="0 0 11 2569" draw:points="3,7 11,0 11,2569 3,2565 0,2558 0,10">
          <text:p/>
        </draw:polygon>
        <draw:frame draw:style-name="gr2" draw:text-style-name="P3" draw:layer="layout" svg:width="16.508cm" svg:height="0.475cm" svg:x="2.004cm" svg:y="0.804cm">
          <draw:text-box>
            <text:p text:style-name="P2"><text:span text:style-name="T2">REPORT <text:s text:c="4"/>Group _____ <text:s text:c="5"/>Students <text:s text:c="4"/>_______ <text:s text:c="3"/>_________ <text:s text:c="13"/>Grade _____</text:span></text:p>
          </draw:text-box>
        </draw:frame>
        <draw:frame draw:style-name="gr2" draw:text-style-name="P3" draw:layer="layout" svg:width="6.009cm" svg:height="0.475cm" svg:x="1.623cm" svg:y="1.499cm">
          <draw:text-box>
            <text:p text:style-name="P2"><text:span text:style-name="T2">Architecture and components</text:span></text:p>
          </draw:text-box>
        </draw:frame>
        <draw:frame draw:style-name="gr2" draw:text-style-name="P3" draw:layer="layout" svg:width="5.014cm" svg:height="0.475cm" svg:x="1.623cm" svg:y="4.851cm">
          <draw:text-box>
            <text:p text:style-name="P2"><text:span text:style-name="T2">Communication protocol</text:span></text:p>
          </draw:text-box>
        </draw:frame>
        <draw:frame draw:style-name="gr2" draw:text-style-name="P3" draw:layer="layout" svg:width="4.908cm" svg:height="0.475cm" svg:x="1.623cm" svg:y="8.202cm">
          <draw:text-box>
            <text:p text:style-name="P2"><text:span text:style-name="T2">Resources management</text:span></text:p>
          </draw:text-box>
        </draw:frame>
        <draw:frame draw:style-name="gr2" draw:text-style-name="P3" draw:layer="layout" svg:width="3.092cm" svg:height="0.475cm" svg:x="1.623cm" svg:y="11.554cm">
          <draw:text-box>
            <text:p text:style-name="P2"><text:span text:style-name="T2">Critical regions</text:span></text:p>
          </draw:text-box>
        </draw:frame>
        <draw:frame draw:style-name="gr2" draw:text-style-name="P3" draw:layer="layout" svg:width="3.3cm" svg:height="0.475cm" svg:x="1.623cm" svg:y="14.905cm">
          <draw:text-box>
            <text:p text:style-name="P2"><text:span text:style-name="T2">Synchronization</text:span></text:p>
          </draw:text-box>
        </draw:frame>
        <draw:frame draw:style-name="gr2" draw:text-style-name="P3" draw:layer="layout" svg:width="2.288cm" svg:height="0.475cm" svg:x="1.623cm" svg:y="18.256cm">
          <draw:text-box>
            <text:p text:style-name="P2"><text:span text:style-name="T2">Replication</text:span></text:p>
          </draw:text-box>
        </draw:frame>
        <draw:frame draw:style-name="gr2" draw:text-style-name="P3" draw:layer="layout" svg:width="3.774cm" svg:height="0.475cm" svg:x="1.623cm" svg:y="21.608cm">
          <draw:text-box>
            <text:p text:style-name="P2"><text:span text:style-name="T2">Error management</text:span></text:p>
          </draw:text-box>
        </draw:frame>
        <draw:frame draw:style-name="gr2" draw:text-style-name="P3" draw:layer="layout" svg:width="3.063cm" svg:height="0.475cm" svg:x="1.623cm" svg:y="24.959cm">
          <draw:text-box>
            <text:p text:style-name="P2"><text:span text:style-name="T2">Code Stru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6cm" fo:margin-right="0.6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1T19:54:14.184774590</dc:date>
    <meta:editing-duration>PT2M22S</meta:editing-duration>
    <meta:editing-cycles>1</meta:editing-cycles>
    <meta:document-statistic meta:object-count="300"/>
    <meta:generator>LibreOffice/5.1.6.2$Linux_X86_64 LibreOffice_project/10m0$Build-2</meta:generator>
  </office:meta>
</office:document-meta>
</file>